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21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22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23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24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25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26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27" style:family="paragraph" style:parent-style-name="Standard">
      <style:text-properties style:font-name="Gadugi" fo:font-weight="bold" officeooo:rsid="0001a1fd" officeooo:paragraph-rsid="003df03f" style:font-weight-asian="bold" style:font-weight-complex="bold"/>
    </style:style>
    <style:style style:name="P28" style:family="paragraph" style:parent-style-name="Standard">
      <style:text-properties style:font-name="Gadugi" fo:font-weight="bold" officeooo:rsid="0001a1fd" officeooo:paragraph-rsid="0042cb80" style:font-weight-asian="bold" style:font-weight-complex="bold"/>
    </style:style>
    <style:style style:name="P29" style:family="paragraph" style:parent-style-name="Standard">
      <style:text-properties style:font-name="Gadugi" fo:font-weight="bold" officeooo:rsid="0001a1fd" officeooo:paragraph-rsid="00457885" style:font-weight-asian="bold" style:font-weight-complex="bold"/>
    </style:style>
    <style:style style:name="P30" style:family="paragraph" style:parent-style-name="Standard">
      <style:text-properties style:font-name="Gadugi" fo:font-weight="bold" officeooo:rsid="0001a1fd" officeooo:paragraph-rsid="004629dc" style:font-weight-asian="bold" style:font-weight-complex="bold"/>
    </style:style>
    <style:style style:name="P31" style:family="paragraph" style:parent-style-name="Standard">
      <style:text-properties style:font-name="Gadugi" fo:font-weight="bold" officeooo:rsid="0001a1fd" officeooo:paragraph-rsid="0047e46c" style:font-weight-asian="bold" style:font-weight-complex="bold"/>
    </style:style>
    <style:style style:name="P32" style:family="paragraph" style:parent-style-name="Standard">
      <style:text-properties style:font-name="Gadugi" fo:font-weight="bold" officeooo:rsid="0001a1fd" officeooo:paragraph-rsid="0049464d" style:font-weight-asian="bold" style:font-weight-complex="bold"/>
    </style:style>
    <style:style style:name="P33" style:family="paragraph" style:parent-style-name="Standard">
      <style:text-properties style:font-name="Gadugi" fo:font-weight="bold" officeooo:rsid="0001a1fd" officeooo:paragraph-rsid="004c66ec" style:font-weight-asian="bold" style:font-weight-complex="bold"/>
    </style:style>
    <style:style style:name="P34" style:family="paragraph" style:parent-style-name="Standard">
      <style:text-properties style:font-name="Gadugi" fo:font-weight="bold" officeooo:rsid="0001a1fd" officeooo:paragraph-rsid="004cb620" style:font-weight-asian="bold" style:font-weight-complex="bold"/>
    </style:style>
    <style:style style:name="P35" style:family="paragraph" style:parent-style-name="Standard">
      <style:text-properties style:font-name="Gadugi" fo:font-weight="bold" officeooo:rsid="0001a1fd" officeooo:paragraph-rsid="00503d9a" style:font-weight-asian="bold" style:font-weight-complex="bold"/>
    </style:style>
    <style:style style:name="P36" style:family="paragraph" style:parent-style-name="Standard">
      <style:text-properties style:font-name="Gadugi" fo:font-weight="bold" officeooo:rsid="0001a1fd" officeooo:paragraph-rsid="0051d835" style:font-weight-asian="bold" style:font-weight-complex="bold"/>
    </style:style>
    <style:style style:name="P37" style:family="paragraph" style:parent-style-name="Standard">
      <style:text-properties style:font-name="Gadugi" fo:font-weight="bold" officeooo:rsid="0001a1fd" officeooo:paragraph-rsid="00560cc2" style:font-weight-asian="bold" style:font-weight-complex="bold"/>
    </style:style>
    <style:style style:name="P38" style:family="paragraph" style:parent-style-name="Standard">
      <style:text-properties style:font-name="Gadugi" fo:font-weight="bold" officeooo:rsid="0001a1fd" officeooo:paragraph-rsid="00577540" style:font-weight-asian="bold" style:font-weight-complex="bold"/>
    </style:style>
    <style:style style:name="P39" style:family="paragraph" style:parent-style-name="Standard">
      <style:text-properties style:font-name="Gadugi" fo:font-weight="bold" officeooo:rsid="0001a1fd" officeooo:paragraph-rsid="0058b204" style:font-weight-asian="bold" style:font-weight-complex="bold"/>
    </style:style>
    <style:style style:name="P40" style:family="paragraph" style:parent-style-name="Standard">
      <style:text-properties style:font-name="Gadugi" fo:font-weight="bold" officeooo:rsid="0001a1fd" officeooo:paragraph-rsid="005a099f" style:font-weight-asian="bold" style:font-weight-complex="bold"/>
    </style:style>
    <style:style style:name="P41" style:family="paragraph" style:parent-style-name="Standard">
      <style:text-properties style:font-name="Gadugi" fo:font-weight="bold" officeooo:rsid="0001a1fd" officeooo:paragraph-rsid="005cb242" style:font-weight-asian="bold" style:font-weight-complex="bold"/>
    </style:style>
    <style:style style:name="P42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43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44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45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48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56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57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58" style:family="paragraph" style:parent-style-name="Standard">
      <style:text-properties style:font-name="Gadugi" fo:font-weight="normal" officeooo:rsid="0001a1fd" officeooo:paragraph-rsid="003df03f" style:font-weight-asian="normal" style:font-weight-complex="normal"/>
    </style:style>
    <style:style style:name="P59" style:family="paragraph" style:parent-style-name="Standard">
      <style:text-properties style:font-name="Gadugi" fo:font-weight="normal" officeooo:rsid="0001a1fd" officeooo:paragraph-rsid="0042cb80" style:font-weight-asian="normal" style:font-weight-complex="normal"/>
    </style:style>
    <style:style style:name="P60" style:family="paragraph" style:parent-style-name="Standard">
      <style:text-properties style:font-name="Gadugi" fo:font-weight="normal" officeooo:rsid="0001a1fd" officeooo:paragraph-rsid="00457885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1a1fd" officeooo:paragraph-rsid="004629dc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1a1fd" officeooo:paragraph-rsid="0047e46c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1a1fd" officeooo:paragraph-rsid="0049464d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1a1fd" officeooo:paragraph-rsid="004c66ec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1a1fd" officeooo:paragraph-rsid="004cb620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01a1fd" officeooo:paragraph-rsid="00503d9a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1a1fd" officeooo:paragraph-rsid="0051d835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01a1fd" officeooo:paragraph-rsid="00560cc2" style:font-weight-asian="normal" style:font-weight-complex="normal"/>
    </style:style>
    <style:style style:name="P69" style:family="paragraph" style:parent-style-name="Standard">
      <style:text-properties style:font-name="Gadugi" fo:font-weight="normal" officeooo:rsid="0001a1fd" officeooo:paragraph-rsid="00577540" style:font-weight-asian="normal" style:font-weight-complex="normal"/>
    </style:style>
    <style:style style:name="P70" style:family="paragraph" style:parent-style-name="Standard">
      <style:text-properties style:font-name="Gadugi" fo:font-weight="normal" officeooo:rsid="0001a1fd" officeooo:paragraph-rsid="0058b204" style:font-weight-asian="normal" style:font-weight-complex="normal"/>
    </style:style>
    <style:style style:name="P71" style:family="paragraph" style:parent-style-name="Standard">
      <style:text-properties style:font-name="Gadugi" fo:font-weight="normal" officeooo:rsid="0001a1fd" officeooo:paragraph-rsid="005a099f" style:font-weight-asian="normal" style:font-weight-complex="normal"/>
    </style:style>
    <style:style style:name="P72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73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74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75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76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77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78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79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02079a" officeooo:paragraph-rsid="002e29bb" style:font-weight-asian="normal" style:font-weight-complex="normal"/>
    </style:style>
    <style:style style:name="P81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82" style:family="paragraph" style:parent-style-name="Standard">
      <style:text-properties style:font-name="Gadugi" fo:font-weight="normal" officeooo:rsid="0002079a" officeooo:paragraph-rsid="003a34d7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02079a" officeooo:paragraph-rsid="003df03f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02079a" officeooo:paragraph-rsid="0042cb80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02079a" officeooo:paragraph-rsid="00457885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02079a" officeooo:paragraph-rsid="004629dc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02079a" officeooo:paragraph-rsid="0047e46c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02079a" officeooo:paragraph-rsid="0049464d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02079a" officeooo:paragraph-rsid="004c66ec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02079a" officeooo:paragraph-rsid="004cb620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02079a" officeooo:paragraph-rsid="00503d9a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02079a" officeooo:paragraph-rsid="0051d835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02079a" officeooo:paragraph-rsid="00560cc2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02079a" officeooo:paragraph-rsid="00577540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02079a" officeooo:paragraph-rsid="0058b204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02079a" officeooo:paragraph-rsid="005a099f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02079a" officeooo:paragraph-rsid="005cb242" style:font-weight-asian="normal" style:font-weight-complex="normal"/>
    </style:style>
    <style:style style:name="P99" style:family="paragraph" style:parent-style-name="Standard">
      <style:text-properties style:font-name="Gadugi" fo:font-weight="normal" officeooo:rsid="0002079a" officeooo:paragraph-rsid="005d907b" style:font-weight-asian="normal" style:font-weight-complex="normal"/>
    </style:style>
    <style:style style:name="P100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101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102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103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104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105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106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107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108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109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110" style:family="paragraph" style:parent-style-name="Standard">
      <style:text-properties style:font-name="Gadugi" fo:font-weight="normal" officeooo:rsid="000e08eb" officeooo:paragraph-rsid="00416e8a" style:font-weight-asian="normal" style:font-weight-complex="normal"/>
    </style:style>
    <style:style style:name="P111" style:family="paragraph" style:parent-style-name="Standard">
      <style:text-properties style:font-name="Gadugi" fo:font-weight="normal" officeooo:rsid="000e08eb" officeooo:paragraph-rsid="0041759d" style:font-weight-asian="normal" style:font-weight-complex="normal"/>
    </style:style>
    <style:style style:name="P112" style:family="paragraph" style:parent-style-name="Standard">
      <style:text-properties style:font-name="Gadugi" fo:font-weight="normal" officeooo:rsid="000e08eb" officeooo:paragraph-rsid="0042cb80" style:font-weight-asian="normal" style:font-weight-complex="normal"/>
    </style:style>
    <style:style style:name="P113" style:family="paragraph" style:parent-style-name="Standard">
      <style:text-properties style:font-name="Gadugi" fo:font-weight="normal" officeooo:rsid="000e08eb" officeooo:paragraph-rsid="0049464d" style:font-weight-asian="normal" style:font-weight-complex="normal"/>
    </style:style>
    <style:style style:name="P114" style:family="paragraph" style:parent-style-name="Standard">
      <style:text-properties style:font-name="Gadugi" fo:font-weight="normal" officeooo:rsid="000e08eb" officeooo:paragraph-rsid="004c66ec" style:font-weight-asian="normal" style:font-weight-complex="normal"/>
    </style:style>
    <style:style style:name="P115" style:family="paragraph" style:parent-style-name="Standard">
      <style:text-properties style:font-name="Gadugi" fo:font-weight="normal" officeooo:rsid="000e08eb" officeooo:paragraph-rsid="00503d9a" style:font-weight-asian="normal" style:font-weight-complex="normal"/>
    </style:style>
    <style:style style:name="P116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117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118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119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120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121" style:family="paragraph" style:parent-style-name="Standard">
      <style:text-properties style:font-name="Gadugi" fo:font-weight="normal" officeooo:rsid="001c055a" officeooo:paragraph-rsid="002b7811" style:font-weight-asian="normal" style:font-weight-complex="normal"/>
    </style:style>
    <style:style style:name="P122" style:family="paragraph" style:parent-style-name="Standard">
      <style:text-properties style:font-name="Gadugi" fo:font-weight="normal" officeooo:rsid="001c055a" officeooo:paragraph-rsid="002e29bb" style:font-weight-asian="normal" style:font-weight-complex="normal"/>
    </style:style>
    <style:style style:name="P123" style:family="paragraph" style:parent-style-name="Standard">
      <style:text-properties style:font-name="Gadugi" fo:font-weight="normal" officeooo:rsid="001c055a" officeooo:paragraph-rsid="0032d2b5" style:font-weight-asian="normal" style:font-weight-complex="normal"/>
    </style:style>
    <style:style style:name="P124" style:family="paragraph" style:parent-style-name="Standard">
      <style:text-properties style:font-name="Gadugi" fo:font-weight="normal" officeooo:rsid="001c055a" officeooo:paragraph-rsid="002ee384" style:font-weight-asian="normal" style:font-weight-complex="normal"/>
    </style:style>
    <style:style style:name="P125" style:family="paragraph" style:parent-style-name="Standard">
      <style:text-properties style:font-name="Gadugi" fo:font-weight="normal" officeooo:rsid="001c055a" officeooo:paragraph-rsid="0034747c" style:font-weight-asian="normal" style:font-weight-complex="normal"/>
    </style:style>
    <style:style style:name="P126" style:family="paragraph" style:parent-style-name="Standard">
      <style:text-properties style:font-name="Gadugi" fo:font-weight="normal" officeooo:rsid="001c055a" officeooo:paragraph-rsid="00354a6c" style:font-weight-asian="normal" style:font-weight-complex="normal"/>
    </style:style>
    <style:style style:name="P127" style:family="paragraph" style:parent-style-name="Standard">
      <style:text-properties style:font-name="Gadugi" fo:font-weight="normal" officeooo:rsid="001c055a" officeooo:paragraph-rsid="003a34d7" style:font-weight-asian="normal" style:font-weight-complex="normal"/>
    </style:style>
    <style:style style:name="P128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129" style:family="paragraph" style:parent-style-name="Standard">
      <style:text-properties style:font-name="Gadugi" fo:font-weight="normal" officeooo:rsid="001c055a" officeooo:paragraph-rsid="003df03f" style:font-weight-asian="normal" style:font-weight-complex="normal"/>
    </style:style>
    <style:style style:name="P130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131" style:family="paragraph" style:parent-style-name="Standard">
      <style:text-properties style:font-name="Gadugi" fo:font-weight="normal" officeooo:rsid="001c055a" officeooo:paragraph-rsid="00457885" style:font-weight-asian="normal" style:font-weight-complex="normal"/>
    </style:style>
    <style:style style:name="P132" style:family="paragraph" style:parent-style-name="Standard">
      <style:text-properties style:font-name="Gadugi" fo:font-weight="normal" officeooo:rsid="001c055a" officeooo:paragraph-rsid="004629dc" style:font-weight-asian="normal" style:font-weight-complex="normal"/>
    </style:style>
    <style:style style:name="P133" style:family="paragraph" style:parent-style-name="Standard">
      <style:text-properties style:font-name="Gadugi" fo:font-weight="normal" officeooo:rsid="001c055a" officeooo:paragraph-rsid="0047e46c" style:font-weight-asian="normal" style:font-weight-complex="normal"/>
    </style:style>
    <style:style style:name="P134" style:family="paragraph" style:parent-style-name="Standard">
      <style:text-properties style:font-name="Gadugi" fo:font-weight="normal" officeooo:rsid="001c055a" officeooo:paragraph-rsid="0049464d" style:font-weight-asian="normal" style:font-weight-complex="normal"/>
    </style:style>
    <style:style style:name="P135" style:family="paragraph" style:parent-style-name="Standard">
      <style:text-properties style:font-name="Gadugi" fo:font-weight="normal" officeooo:rsid="001c055a" officeooo:paragraph-rsid="004c66ec" style:font-weight-asian="normal" style:font-weight-complex="normal"/>
    </style:style>
    <style:style style:name="P136" style:family="paragraph" style:parent-style-name="Standard">
      <style:text-properties style:font-name="Gadugi" fo:font-weight="normal" officeooo:rsid="001c055a" officeooo:paragraph-rsid="004cb620" style:font-weight-asian="normal" style:font-weight-complex="normal"/>
    </style:style>
    <style:style style:name="P137" style:family="paragraph" style:parent-style-name="Standard">
      <style:text-properties style:font-name="Gadugi" fo:font-weight="normal" officeooo:rsid="001c055a" officeooo:paragraph-rsid="00503d9a" style:font-weight-asian="normal" style:font-weight-complex="normal"/>
    </style:style>
    <style:style style:name="P138" style:family="paragraph" style:parent-style-name="Standard">
      <style:text-properties style:font-name="Gadugi" fo:font-weight="normal" officeooo:rsid="001c055a" officeooo:paragraph-rsid="0051d835" style:font-weight-asian="normal" style:font-weight-complex="normal"/>
    </style:style>
    <style:style style:name="P139" style:family="paragraph" style:parent-style-name="Standard">
      <style:text-properties style:font-name="Gadugi" fo:font-weight="normal" officeooo:rsid="001c055a" officeooo:paragraph-rsid="00560cc2" style:font-weight-asian="normal" style:font-weight-complex="normal"/>
    </style:style>
    <style:style style:name="P140" style:family="paragraph" style:parent-style-name="Standard">
      <style:text-properties style:font-name="Gadugi" fo:font-weight="normal" officeooo:rsid="001c055a" officeooo:paragraph-rsid="00577540" style:font-weight-asian="normal" style:font-weight-complex="normal"/>
    </style:style>
    <style:style style:name="P141" style:family="paragraph" style:parent-style-name="Standard">
      <style:text-properties style:font-name="Gadugi" fo:font-weight="normal" officeooo:rsid="001c055a" officeooo:paragraph-rsid="0058b204" style:font-weight-asian="normal" style:font-weight-complex="normal"/>
    </style:style>
    <style:style style:name="P142" style:family="paragraph" style:parent-style-name="Standard">
      <style:text-properties style:font-name="Gadugi" fo:font-weight="normal" officeooo:rsid="001c055a" officeooo:paragraph-rsid="005a099f" style:font-weight-asian="normal" style:font-weight-complex="normal"/>
    </style:style>
    <style:style style:name="P143" style:family="paragraph" style:parent-style-name="Standard">
      <style:text-properties style:font-name="Gadugi" fo:font-weight="normal" officeooo:rsid="001c055a" officeooo:paragraph-rsid="005cb242" style:font-weight-asian="normal" style:font-weight-complex="normal"/>
    </style:style>
    <style:style style:name="P144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145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146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147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148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149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150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151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152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153" style:family="paragraph" style:parent-style-name="Standard">
      <style:text-properties style:font-name="Gadugi" fo:font-weight="normal" officeooo:rsid="003df03f" officeooo:paragraph-rsid="003df03f" style:font-weight-asian="normal" style:font-weight-complex="normal"/>
    </style:style>
    <style:style style:name="P154" style:family="paragraph" style:parent-style-name="Standard">
      <style:text-properties style:font-name="Gadugi" fo:font-weight="normal" officeooo:rsid="0044af02" officeooo:paragraph-rsid="0044af02" style:font-weight-asian="normal" style:font-weight-complex="normal"/>
    </style:style>
    <style:style style:name="P155" style:family="paragraph" style:parent-style-name="Standard">
      <style:text-properties style:font-name="Gadugi" fo:font-weight="normal" officeooo:rsid="0044afe3" officeooo:paragraph-rsid="0044afe3" style:font-weight-asian="normal" style:font-weight-complex="normal"/>
    </style:style>
    <style:style style:name="P156" style:family="paragraph" style:parent-style-name="Standard">
      <style:text-properties style:font-name="Gadugi" fo:font-weight="normal" officeooo:rsid="0044afe3" officeooo:paragraph-rsid="004629dc" style:font-weight-asian="normal" style:font-weight-complex="normal"/>
    </style:style>
    <style:style style:name="P157" style:family="paragraph" style:parent-style-name="Standard">
      <style:text-properties style:font-name="Gadugi" fo:font-weight="normal" officeooo:rsid="00457885" officeooo:paragraph-rsid="00457885" style:font-weight-asian="normal" style:font-weight-complex="normal"/>
    </style:style>
    <style:style style:name="P158" style:family="paragraph" style:parent-style-name="Standard">
      <style:text-properties style:font-name="Gadugi" fo:font-weight="normal" officeooo:rsid="0047e46c" officeooo:paragraph-rsid="0047e46c" style:font-weight-asian="normal" style:font-weight-complex="normal"/>
    </style:style>
    <style:style style:name="P159" style:family="paragraph" style:parent-style-name="Standard">
      <style:text-properties style:font-name="Gadugi" fo:font-weight="normal" officeooo:rsid="0047e46c" officeooo:paragraph-rsid="0049464d" style:font-weight-asian="normal" style:font-weight-complex="normal"/>
    </style:style>
    <style:style style:name="P160" style:family="paragraph" style:parent-style-name="Standard">
      <style:text-properties style:font-name="Gadugi" fo:font-weight="normal" officeooo:rsid="0047e46c" officeooo:paragraph-rsid="004c66ec" style:font-weight-asian="normal" style:font-weight-complex="normal"/>
    </style:style>
    <style:style style:name="P161" style:family="paragraph" style:parent-style-name="Standard">
      <style:text-properties style:font-name="Gadugi" fo:font-weight="normal" officeooo:rsid="0047e46c" officeooo:paragraph-rsid="004cb620" style:font-weight-asian="normal" style:font-weight-complex="normal"/>
    </style:style>
    <style:style style:name="P162" style:family="paragraph" style:parent-style-name="Standard">
      <style:text-properties style:font-name="Gadugi" fo:font-weight="normal" officeooo:rsid="00503d9a" officeooo:paragraph-rsid="00503d9a" style:font-weight-asian="normal" style:font-weight-complex="normal"/>
    </style:style>
    <style:style style:name="P163" style:family="paragraph" style:parent-style-name="Standard">
      <style:text-properties style:font-name="Gadugi" fo:font-weight="normal" officeooo:rsid="0053f797" officeooo:paragraph-rsid="005665e8" style:font-weight-asian="normal" style:font-weight-complex="normal"/>
    </style:style>
    <style:style style:name="P164" style:family="paragraph" style:parent-style-name="Standard">
      <style:text-properties style:font-name="Gadugi" fo:font-weight="normal" officeooo:rsid="00577540" officeooo:paragraph-rsid="00577540" style:font-weight-asian="normal" style:font-weight-complex="normal"/>
    </style:style>
    <style:style style:name="P165" style:family="paragraph" style:parent-style-name="Standard">
      <style:text-properties style:font-name="Gadugi" fo:font-weight="normal" officeooo:rsid="005d907b" officeooo:paragraph-rsid="005d907b" style:font-weight-asian="normal" style:font-weight-complex="normal"/>
    </style:style>
    <style:style style:name="P166" style:family="paragraph" style:parent-style-name="Standard">
      <style:text-properties officeooo:paragraph-rsid="0002079a"/>
    </style:style>
    <style:style style:name="P167" style:family="paragraph" style:parent-style-name="Standard">
      <style:text-properties officeooo:paragraph-rsid="000875c0"/>
    </style:style>
    <style:style style:name="P168" style:family="paragraph" style:parent-style-name="Standard">
      <style:text-properties officeooo:rsid="0009e350" officeooo:paragraph-rsid="0009e350"/>
    </style:style>
    <style:style style:name="P169" style:family="paragraph" style:parent-style-name="Standard">
      <style:text-properties officeooo:paragraph-rsid="000b3ecc"/>
    </style:style>
    <style:style style:name="P170" style:family="paragraph" style:parent-style-name="Standard">
      <style:text-properties officeooo:paragraph-rsid="000c6ea2"/>
    </style:style>
    <style:style style:name="P171" style:family="paragraph" style:parent-style-name="Standard">
      <style:text-properties officeooo:paragraph-rsid="00100777"/>
    </style:style>
    <style:style style:name="P172" style:family="paragraph" style:parent-style-name="Standard">
      <style:text-properties officeooo:paragraph-rsid="0011a2f5"/>
    </style:style>
    <style:style style:name="P173" style:family="paragraph" style:parent-style-name="Standard">
      <style:text-properties fo:font-size="12pt" style:font-size-asian="12pt" style:font-size-complex="12pt"/>
    </style:style>
    <style:style style:name="P174" style:family="paragraph" style:parent-style-name="Standard">
      <style:text-properties officeooo:paragraph-rsid="0019d4f8"/>
    </style:style>
    <style:style style:name="P175" style:family="paragraph" style:parent-style-name="Standard">
      <style:text-properties officeooo:paragraph-rsid="0021038e"/>
    </style:style>
    <style:style style:name="P176" style:family="paragraph" style:parent-style-name="Standard">
      <style:text-properties officeooo:paragraph-rsid="0025e663"/>
    </style:style>
    <style:style style:name="P177" style:family="paragraph" style:parent-style-name="Standard">
      <style:text-properties officeooo:rsid="0027fcd3" officeooo:paragraph-rsid="0027fcd3"/>
    </style:style>
    <style:style style:name="P178" style:family="paragraph" style:parent-style-name="Standard">
      <style:text-properties officeooo:paragraph-rsid="002b7811"/>
    </style:style>
    <style:style style:name="P179" style:family="paragraph" style:parent-style-name="Standard">
      <style:text-properties officeooo:paragraph-rsid="002c637f"/>
    </style:style>
    <style:style style:name="P180" style:family="paragraph" style:parent-style-name="Standard">
      <style:text-properties officeooo:paragraph-rsid="002e29bb"/>
    </style:style>
    <style:style style:name="P181" style:family="paragraph" style:parent-style-name="Standard">
      <style:text-properties officeooo:paragraph-rsid="002ee384"/>
    </style:style>
    <style:style style:name="P182" style:family="paragraph" style:parent-style-name="Standard">
      <style:text-properties officeooo:rsid="00312eea" officeooo:paragraph-rsid="00312eea"/>
    </style:style>
    <style:style style:name="P183" style:family="paragraph" style:parent-style-name="Standard">
      <style:text-properties officeooo:paragraph-rsid="003a34d7"/>
    </style:style>
    <style:style style:name="P184" style:family="paragraph" style:parent-style-name="Standard">
      <style:text-properties officeooo:paragraph-rsid="003ba73e"/>
    </style:style>
    <style:style style:name="P185" style:family="paragraph" style:parent-style-name="Standard">
      <style:text-properties officeooo:paragraph-rsid="003df03f"/>
    </style:style>
    <style:style style:name="P186" style:family="paragraph" style:parent-style-name="Standard">
      <style:text-properties officeooo:paragraph-rsid="0041759d"/>
    </style:style>
    <style:style style:name="P187" style:family="paragraph" style:parent-style-name="Standard">
      <style:text-properties officeooo:paragraph-rsid="0042cb80"/>
    </style:style>
    <style:style style:name="P188" style:family="paragraph" style:parent-style-name="Standard">
      <style:text-properties officeooo:paragraph-rsid="00457885"/>
    </style:style>
    <style:style style:name="P189" style:family="paragraph" style:parent-style-name="Standard">
      <style:text-properties officeooo:paragraph-rsid="004629dc"/>
    </style:style>
    <style:style style:name="P190" style:family="paragraph" style:parent-style-name="Standard">
      <style:text-properties officeooo:paragraph-rsid="0047e46c"/>
    </style:style>
    <style:style style:name="P191" style:family="paragraph" style:parent-style-name="Standard">
      <style:text-properties officeooo:paragraph-rsid="0049464d"/>
    </style:style>
    <style:style style:name="P192" style:family="paragraph" style:parent-style-name="Standard">
      <style:text-properties officeooo:paragraph-rsid="004c66ec"/>
    </style:style>
    <style:style style:name="P193" style:family="paragraph" style:parent-style-name="Standard">
      <style:text-properties officeooo:paragraph-rsid="004cb620"/>
    </style:style>
    <style:style style:name="P194" style:family="paragraph" style:parent-style-name="Standard">
      <style:text-properties officeooo:paragraph-rsid="00503d9a"/>
    </style:style>
    <style:style style:name="P195" style:family="paragraph" style:parent-style-name="Standard">
      <style:text-properties officeooo:paragraph-rsid="0051d835"/>
    </style:style>
    <style:style style:name="P196" style:family="paragraph" style:parent-style-name="Standard">
      <style:text-properties officeooo:rsid="0053f797" officeooo:paragraph-rsid="0053f797"/>
    </style:style>
    <style:style style:name="P197" style:family="paragraph" style:parent-style-name="Standard">
      <style:text-properties officeooo:paragraph-rsid="00560cc2"/>
    </style:style>
    <style:style style:name="P198" style:family="paragraph" style:parent-style-name="Standard">
      <style:text-properties officeooo:paragraph-rsid="00577540"/>
    </style:style>
    <style:style style:name="P199" style:family="paragraph" style:parent-style-name="Standard">
      <style:text-properties officeooo:paragraph-rsid="0058b204"/>
    </style:style>
    <style:style style:name="P200" style:family="paragraph" style:parent-style-name="Standard">
      <style:text-properties officeooo:paragraph-rsid="005a099f"/>
    </style:style>
    <style:style style:name="P201" style:family="paragraph" style:parent-style-name="Standard">
      <style:text-properties officeooo:paragraph-rsid="005cb242"/>
    </style:style>
    <style:style style:name="P202" style:family="paragraph" style:parent-style-name="Standard">
      <style:text-properties officeooo:paragraph-rsid="005d907b"/>
    </style:style>
    <style:style style:name="P203" style:family="paragraph" style:parent-style-name="Text_20_body">
      <style:text-properties officeooo:rsid="0019d4f8" officeooo:paragraph-rsid="0019d4f8"/>
    </style:style>
    <style:style style:name="P204" style:family="paragraph" style:parent-style-name="Text_20_body">
      <style:text-properties officeooo:paragraph-rsid="0021038e"/>
    </style:style>
    <style:style style:name="P205" style:family="paragraph" style:parent-style-name="Text_20_body">
      <style:text-properties officeooo:paragraph-rsid="0025e663"/>
    </style:style>
    <style:style style:name="P206" style:family="paragraph" style:parent-style-name="Text_20_body">
      <style:text-properties officeooo:paragraph-rsid="002b7811"/>
    </style:style>
    <style:style style:name="P207" style:family="paragraph" style:parent-style-name="Text_20_body">
      <style:text-properties officeooo:paragraph-rsid="002c637f"/>
    </style:style>
    <style:style style:name="P208" style:family="paragraph" style:parent-style-name="Text_20_body">
      <style:text-properties officeooo:paragraph-rsid="002e29bb"/>
    </style:style>
    <style:style style:name="P209" style:family="paragraph" style:parent-style-name="Text_20_body">
      <style:text-properties officeooo:paragraph-rsid="002ee384"/>
    </style:style>
    <style:style style:name="P210" style:family="paragraph" style:parent-style-name="Text_20_body">
      <style:text-properties officeooo:paragraph-rsid="003a34d7"/>
    </style:style>
    <style:style style:name="P211" style:family="paragraph" style:parent-style-name="Text_20_body">
      <style:text-properties officeooo:paragraph-rsid="003ba73e"/>
    </style:style>
    <style:style style:name="P212" style:family="paragraph" style:parent-style-name="Text_20_body">
      <style:text-properties style:font-name="Gadugi" fo:font-weight="normal" officeooo:rsid="001c055a" officeooo:paragraph-rsid="0021038e" style:font-weight-asian="normal" style:font-weight-complex="normal"/>
    </style:style>
    <style:style style:name="P213" style:family="paragraph" style:parent-style-name="Text_20_body">
      <style:text-properties style:font-name="Gadugi" fo:font-weight="normal" officeooo:rsid="0002079a" officeooo:paragraph-rsid="005cb242" style:font-weight-asian="normal" style:font-weight-complex="normal"/>
    </style:style>
    <style:style style:name="P214" style:family="paragraph" style:parent-style-name="Text_20_body">
      <style:text-properties style:font-name="Gadugi" fo:font-weight="normal" officeooo:rsid="0002079a" officeooo:paragraph-rsid="005d907b" style:font-weight-asian="normal" style:font-weight-complex="normal"/>
    </style:style>
    <style:style style:name="P215" style:family="paragraph" style:parent-style-name="Text_20_body">
      <style:text-properties style:font-name="Liberation Sans" fo:font-size="16.1000003814697pt" fo:font-weight="bold" officeooo:rsid="003ba73e" officeooo:paragraph-rsid="003df03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6" style:family="paragraph" style:parent-style-name="Text_20_body">
      <style:text-properties style:font-name="Liberation Sans" fo:font-size="16.1000003814697pt" fo:font-weight="bold" officeooo:rsid="003ba73e" officeooo:paragraph-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7" style:family="paragraph" style:parent-style-name="Text_20_body">
      <style:text-properties style:font-name="Liberation Sans" fo:font-size="16.1000003814697pt" fo:font-weight="bold" officeooo:rsid="00577540" officeooo:paragraph-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8" style:family="paragraph" style:parent-style-name="Text_20_body">
      <style:text-properties style:font-name="Liberation Sans" fo:font-size="16.1000003814697pt" fo:font-weight="bold" officeooo:rsid="00577540" officeooo:paragraph-rsid="0058b20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9" style:family="paragraph" style:parent-style-name="Text_20_body">
      <style:text-properties style:font-name="Liberation Sans" fo:font-size="16.1000003814697pt" fo:font-weight="bold" officeooo:rsid="00577540" officeooo:paragraph-rsid="005a09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0" style:family="paragraph" style:parent-style-name="Text_20_body">
      <style:text-properties officeooo:paragraph-rsid="0051d835"/>
    </style:style>
    <style:style style:name="P221" style:family="paragraph" style:parent-style-name="Text_20_body">
      <style:text-properties officeooo:paragraph-rsid="00560cc2"/>
    </style:style>
    <style:style style:name="P222" style:family="paragraph" style:parent-style-name="Heading_20_2">
      <style:text-properties officeooo:paragraph-rsid="00384c96"/>
    </style:style>
    <style:style style:name="P223" style:family="paragraph" style:parent-style-name="Heading_20_2">
      <style:text-properties officeooo:paragraph-rsid="0021038e"/>
    </style:style>
    <style:style style:name="P224" style:family="paragraph" style:parent-style-name="Heading_20_2">
      <style:text-properties officeooo:paragraph-rsid="0025e663"/>
    </style:style>
    <style:style style:name="P225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6" style:family="paragraph" style:parent-style-name="Heading_20_2">
      <style:text-properties style:font-name="Liberation Sans" fo:font-size="16.1000003814697pt" fo:font-weight="bold" officeooo:rsid="0001a1fd" officeooo:paragraph-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7" style:family="paragraph" style:parent-style-name="Heading_20_2">
      <style:text-properties style:font-name="Liberation Sans" fo:font-size="16.1000003814697pt" fo:font-weight="bold" officeooo:rsid="0001a1fd" officeooo:paragraph-rsid="00416e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8" style:family="paragraph" style:parent-style-name="Heading_20_2">
      <style:text-properties style:font-name="Liberation Sans" fo:font-size="16.1000003814697pt" fo:font-weight="bold" officeooo:rsid="0001a1fd" officeooo:paragraph-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9" style:family="paragraph" style:parent-style-name="Heading_20_2">
      <style:text-properties style:font-name="Liberation Sans" fo:font-size="16.1000003814697pt" fo:font-weight="bold" officeooo:rsid="00577540" officeooo:paragraph-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0" style:family="paragraph" style:parent-style-name="Heading_20_2">
      <style:text-properties style:font-name="Liberation Sans" fo:font-size="16.1000003814697pt" fo:font-weight="bold" officeooo:rsid="00577540" officeooo:paragraph-rsid="0058b20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1" style:family="paragraph" style:parent-style-name="Heading_20_2">
      <style:text-properties style:font-name="Liberation Sans" fo:font-size="16.1000003814697pt" fo:font-weight="bold" officeooo:rsid="00577540" officeooo:paragraph-rsid="005a09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2" style:family="paragraph" style:parent-style-name="Heading_20_2">
      <style:text-properties officeooo:paragraph-rsid="002b7811"/>
    </style:style>
    <style:style style:name="P233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234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235" style:family="paragraph" style:parent-style-name="Heading_20_2">
      <style:text-properties officeooo:paragraph-rsid="002c637f"/>
    </style:style>
    <style:style style:name="P236" style:family="paragraph" style:parent-style-name="Heading_20_2">
      <style:text-properties officeooo:paragraph-rsid="002e29bb"/>
    </style:style>
    <style:style style:name="P237" style:family="paragraph" style:parent-style-name="Heading_20_2">
      <style:text-properties officeooo:paragraph-rsid="002ee384"/>
    </style:style>
    <style:style style:name="P238" style:family="paragraph" style:parent-style-name="Heading_20_2">
      <style:text-properties officeooo:paragraph-rsid="003a34d7"/>
    </style:style>
    <style:style style:name="P239" style:family="paragraph" style:parent-style-name="Heading_20_2">
      <style:text-properties officeooo:paragraph-rsid="003ba73e"/>
    </style:style>
    <style:style style:name="P240" style:family="paragraph" style:parent-style-name="Heading_20_2">
      <style:text-properties officeooo:paragraph-rsid="0041759d"/>
    </style:style>
    <style:style style:name="P241" style:family="paragraph" style:parent-style-name="Heading_20_2">
      <style:text-properties officeooo:paragraph-rsid="0042cb80"/>
    </style:style>
    <style:style style:name="P242" style:family="paragraph" style:parent-style-name="Heading_20_2">
      <style:text-properties officeooo:paragraph-rsid="0049464d"/>
    </style:style>
    <style:style style:name="P243" style:family="paragraph" style:parent-style-name="Heading_20_2">
      <style:text-properties officeooo:paragraph-rsid="004c66ec"/>
    </style:style>
    <style:style style:name="P244" style:family="paragraph" style:parent-style-name="Heading_20_2">
      <style:text-properties officeooo:paragraph-rsid="004cb620"/>
    </style:style>
    <style:style style:name="P245" style:family="paragraph" style:parent-style-name="Heading_20_2">
      <style:text-properties officeooo:paragraph-rsid="0051d835"/>
    </style:style>
    <style:style style:name="P246" style:family="paragraph" style:parent-style-name="Heading_20_2">
      <style:text-properties officeooo:paragraph-rsid="00560cc2"/>
    </style:style>
    <style:style style:name="P247" style:family="paragraph" style:parent-style-name="Heading_20_2">
      <style:text-properties officeooo:paragraph-rsid="005e8874"/>
    </style:style>
    <style:style style:name="P248" style:family="paragraph" style:parent-style-name="Heading_20_2">
      <style:text-properties officeooo:paragraph-rsid="005f36c3"/>
    </style:style>
    <style:style style:name="P249" style:family="paragraph" style:parent-style-name="Heading_20_2">
      <style:text-properties officeooo:paragraph-rsid="0060cb3b"/>
    </style:style>
    <style:style style:name="P250" style:family="paragraph" style:parent-style-name="Heading_20_2">
      <style:text-properties officeooo:paragraph-rsid="0062c748"/>
    </style:style>
    <style:style style:name="P251" style:family="paragraph" style:parent-style-name="Standard">
      <style:text-properties style:font-name="Gadugi" fo:font-weight="bold" officeooo:rsid="0001a1fd" officeooo:paragraph-rsid="005d907b" style:font-weight-asian="bold" style:font-weight-complex="bold"/>
    </style:style>
    <style:style style:name="P252" style:family="paragraph" style:parent-style-name="Standard">
      <style:text-properties style:font-name="Gadugi" fo:font-weight="bold" officeooo:rsid="0001a1fd" officeooo:paragraph-rsid="005e8874" style:font-weight-asian="bold" style:font-weight-complex="bold"/>
    </style:style>
    <style:style style:name="P253" style:family="paragraph" style:parent-style-name="Standard">
      <style:text-properties style:font-name="Gadugi" fo:font-weight="bold" officeooo:rsid="0001a1fd" officeooo:paragraph-rsid="005f36c3" style:font-weight-asian="bold" style:font-weight-complex="bold"/>
    </style:style>
    <style:style style:name="P254" style:family="paragraph" style:parent-style-name="Standard">
      <style:text-properties style:font-name="Gadugi" fo:font-weight="normal" officeooo:rsid="001c055a" officeooo:paragraph-rsid="005d907b" style:font-weight-asian="normal" style:font-weight-complex="normal"/>
    </style:style>
    <style:style style:name="P255" style:family="paragraph" style:parent-style-name="Standard">
      <style:text-properties style:font-name="Gadugi" fo:font-weight="normal" officeooo:rsid="001c055a" officeooo:paragraph-rsid="005e8874" style:font-weight-asian="normal" style:font-weight-complex="normal"/>
    </style:style>
    <style:style style:name="P256" style:family="paragraph" style:parent-style-name="Standard">
      <style:text-properties style:font-name="Gadugi" fo:font-weight="normal" officeooo:rsid="001c055a" officeooo:paragraph-rsid="005f36c3" style:font-weight-asian="normal" style:font-weight-complex="normal"/>
    </style:style>
    <style:style style:name="P257" style:family="paragraph" style:parent-style-name="Standard">
      <style:text-properties style:font-name="Gadugi" fo:font-weight="normal" officeooo:rsid="001c055a" officeooo:paragraph-rsid="0060cb3b" style:font-weight-asian="normal" style:font-weight-complex="normal"/>
    </style:style>
    <style:style style:name="P258" style:family="paragraph" style:parent-style-name="Standard">
      <style:text-properties style:font-name="Gadugi" fo:font-weight="normal" officeooo:rsid="001c055a" officeooo:paragraph-rsid="0062c748" style:font-weight-asian="normal" style:font-weight-complex="normal"/>
    </style:style>
    <style:style style:name="P259" style:family="paragraph" style:parent-style-name="Standard">
      <style:text-properties officeooo:paragraph-rsid="005e8874"/>
    </style:style>
    <style:style style:name="P260" style:family="paragraph" style:parent-style-name="Standard">
      <style:text-properties officeooo:paragraph-rsid="005f36c3"/>
    </style:style>
    <style:style style:name="P261" style:family="paragraph" style:parent-style-name="Standard">
      <style:text-properties officeooo:paragraph-rsid="0060cb3b"/>
    </style:style>
    <style:style style:name="P262" style:family="paragraph" style:parent-style-name="Standard">
      <style:text-properties officeooo:paragraph-rsid="0062c748"/>
    </style:style>
    <style:style style:name="P263" style:family="paragraph" style:parent-style-name="Text_20_body">
      <style:text-properties style:font-name="Gadugi" fo:font-weight="normal" officeooo:rsid="0002079a" officeooo:paragraph-rsid="005e8874" style:font-weight-asian="normal" style:font-weight-complex="normal"/>
    </style:style>
    <style:style style:name="P264" style:family="paragraph" style:parent-style-name="Text_20_body">
      <style:text-properties style:font-name="Gadugi" fo:font-weight="normal" officeooo:rsid="0002079a" officeooo:paragraph-rsid="005f36c3" style:font-weight-asian="normal" style:font-weight-complex="normal"/>
    </style:style>
    <style:style style:name="P265" style:family="paragraph" style:parent-style-name="Text_20_body">
      <style:text-properties style:font-name="Gadugi" fo:font-weight="normal" officeooo:rsid="0002079a" officeooo:paragraph-rsid="0060cb3b" style:font-weight-asian="normal" style:font-weight-complex="normal"/>
    </style:style>
    <style:style style:name="P266" style:family="paragraph" style:parent-style-name="Text_20_body">
      <style:text-properties style:font-name="Gadugi" fo:font-weight="normal" officeooo:rsid="0002079a" officeooo:paragraph-rsid="0062c748" style:font-weight-asian="normal" style:font-weight-complex="normal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normal" officeooo:rsid="003df03f" style:font-weight-asian="normal" style:font-weight-complex="normal"/>
    </style:style>
    <style:style style:name="T31" style:family="text">
      <style:text-properties style:font-name="Gadugi" fo:font-weight="normal" officeooo:rsid="003fd3ef" style:font-weight-asian="normal" style:font-weight-complex="normal"/>
    </style:style>
    <style:style style:name="T32" style:family="text">
      <style:text-properties style:font-name="Gadugi" fo:font-weight="normal" officeooo:rsid="00405579" style:font-weight-asian="normal" style:font-weight-complex="normal"/>
    </style:style>
    <style:style style:name="T33" style:family="text">
      <style:text-properties style:font-name="Gadugi" fo:font-weight="normal" officeooo:rsid="00416e8a" style:font-weight-asian="normal" style:font-weight-complex="normal"/>
    </style:style>
    <style:style style:name="T34" style:family="text">
      <style:text-properties style:font-name="Gadugi" fo:font-weight="normal" officeooo:rsid="0041759d" style:font-weight-asian="normal" style:font-weight-complex="normal"/>
    </style:style>
    <style:style style:name="T35" style:family="text">
      <style:text-properties style:font-name="Gadugi" fo:font-weight="normal" officeooo:rsid="0042cb80" style:font-weight-asian="normal" style:font-weight-complex="normal"/>
    </style:style>
    <style:style style:name="T36" style:family="text">
      <style:text-properties style:font-name="Gadugi" fo:font-weight="normal" officeooo:rsid="0044afe3" style:font-weight-asian="normal" style:font-weight-complex="normal"/>
    </style:style>
    <style:style style:name="T37" style:family="text">
      <style:text-properties style:font-name="Gadugi" fo:font-weight="normal" officeooo:rsid="00457885" style:font-weight-asian="normal" style:font-weight-complex="normal"/>
    </style:style>
    <style:style style:name="T38" style:family="text">
      <style:text-properties style:font-name="Gadugi" fo:font-weight="normal" officeooo:rsid="0046b6a9" style:font-weight-asian="normal" style:font-weight-complex="normal"/>
    </style:style>
    <style:style style:name="T39" style:family="text">
      <style:text-properties style:font-name="Gadugi" fo:font-weight="normal" officeooo:rsid="0047e46c" style:font-weight-asian="normal" style:font-weight-complex="normal"/>
    </style:style>
    <style:style style:name="T40" style:family="text">
      <style:text-properties style:font-name="Gadugi" fo:font-weight="normal" officeooo:rsid="0049ed5a" style:font-weight-asian="normal" style:font-weight-complex="normal"/>
    </style:style>
    <style:style style:name="T41" style:family="text">
      <style:text-properties style:font-name="Gadugi" fo:font-weight="normal" officeooo:rsid="004c66ec" style:font-weight-asian="normal" style:font-weight-complex="normal"/>
    </style:style>
    <style:style style:name="T42" style:family="text">
      <style:text-properties style:font-name="Gadugi" fo:font-weight="normal" officeooo:rsid="004cb620" style:font-weight-asian="normal" style:font-weight-complex="normal"/>
    </style:style>
    <style:style style:name="T43" style:family="text">
      <style:text-properties style:font-name="Gadugi" fo:font-weight="normal" officeooo:rsid="00503d9a" style:font-weight-asian="normal" style:font-weight-complex="normal"/>
    </style:style>
    <style:style style:name="T44" style:family="text">
      <style:text-properties style:font-name="Gadugi" fo:font-weight="normal" officeooo:rsid="0051077f" style:font-weight-asian="normal" style:font-weight-complex="normal"/>
    </style:style>
    <style:style style:name="T45" style:family="text">
      <style:text-properties style:font-name="Gadugi" fo:font-weight="normal" officeooo:rsid="0051d835" style:font-weight-asian="normal" style:font-weight-complex="normal"/>
    </style:style>
    <style:style style:name="T46" style:family="text">
      <style:text-properties style:font-name="Gadugi" fo:font-weight="normal" officeooo:rsid="00558716" style:font-weight-asian="normal" style:font-weight-complex="normal"/>
    </style:style>
    <style:style style:name="T47" style:family="text">
      <style:text-properties style:font-name="Gadugi" fo:font-weight="normal" officeooo:rsid="005665e8" style:font-weight-asian="normal" style:font-weight-complex="normal"/>
    </style:style>
    <style:style style:name="T48" style:family="text">
      <style:text-properties style:font-name="Gadugi" fo:font-weight="normal" officeooo:rsid="00577540" style:font-weight-asian="normal" style:font-weight-complex="normal"/>
    </style:style>
    <style:style style:name="T49" style:family="text">
      <style:text-properties style:font-name="Gadugi" fo:font-weight="normal" officeooo:rsid="0058b204" style:font-weight-asian="normal" style:font-weight-complex="normal"/>
    </style:style>
    <style:style style:name="T50" style:family="text">
      <style:text-properties style:font-name="Gadugi" fo:font-weight="normal" officeooo:rsid="005a099f" style:font-weight-asian="normal" style:font-weight-complex="normal"/>
    </style:style>
    <style:style style:name="T51" style:family="text">
      <style:text-properties style:font-name="Gadugi" fo:font-weight="normal" officeooo:rsid="005aee16" style:font-weight-asian="normal" style:font-weight-complex="normal"/>
    </style:style>
    <style:style style:name="T52" style:family="text">
      <style:text-properties style:font-name="Gadugi" fo:font-weight="normal" officeooo:rsid="005cb242" style:font-weight-asian="normal" style:font-weight-complex="normal"/>
    </style:style>
    <style:style style:name="T53" style:family="text">
      <style:text-properties style:font-name="Gadugi" fo:font-weight="normal" officeooo:rsid="005d907b" style:font-weight-asian="normal" style:font-weight-complex="normal"/>
    </style:style>
    <style:style style:name="T54" style:family="text">
      <style:text-properties style:font-name="Gadugi" fo:font-weight="normal" officeooo:rsid="005e8874" style:font-weight-asian="normal" style:font-weight-complex="normal"/>
    </style:style>
    <style:style style:name="T55" style:family="text">
      <style:text-properties style:font-name="Gadugi" fo:font-weight="normal" officeooo:rsid="005f36c3" style:font-weight-asian="normal" style:font-weight-complex="normal"/>
    </style:style>
    <style:style style:name="T56" style:family="text">
      <style:text-properties style:font-name="Gadugi" fo:font-weight="normal" officeooo:rsid="0060cb3b" style:font-weight-asian="normal" style:font-weight-complex="normal"/>
    </style:style>
    <style:style style:name="T57" style:family="text">
      <style:text-properties style:font-name="Gadugi" fo:font-weight="normal" officeooo:rsid="0062c748" style:font-weight-asian="normal" style:font-weight-complex="normal"/>
    </style:style>
    <style:style style:name="T58" style:family="text">
      <style:text-properties style:font-name="Gadugi" fo:font-weight="normal" officeooo:rsid="0064353d" style:font-weight-asian="normal" style:font-weight-complex="normal"/>
    </style:style>
    <style:style style:name="T59" style:family="text">
      <style:text-properties style:font-name="Gadugi" fo:font-weight="bold" officeooo:rsid="0002079a" style:font-weight-asian="bold" style:font-weight-complex="bold"/>
    </style:style>
    <style:style style:name="T60" style:family="text">
      <style:text-properties style:font-name="Gadugi" fo:font-weight="bold" officeooo:rsid="0001a1fd" style:font-weight-asian="bold" style:font-weight-complex="bold"/>
    </style:style>
    <style:style style:name="T61" style:family="text">
      <style:text-properties style:font-name="Gadugi" officeooo:rsid="0001a1fd"/>
    </style:style>
    <style:style style:name="T62" style:family="text">
      <style:text-properties style:font-name="Gadugi" officeooo:rsid="0009e350"/>
    </style:style>
    <style:style style:name="T63" style:family="text">
      <style:text-properties officeooo:rsid="0002079a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66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67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8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69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70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71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2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73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74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75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76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77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8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9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80" style:family="text">
      <style:text-properties style:font-name="Liberation Sans" fo:font-size="16.1000003814697pt" fo:font-weight="bold" officeooo: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T81" style:family="text">
      <style:text-properties style:font-name="Liberation Sans" fo:font-size="16.1000003814697pt" fo:font-weight="bold" officeooo: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2" style:family="text">
      <style:text-properties style:font-name="Liberation Sans" fo:font-size="16.1000003814697pt" fo:font-weight="bold" officeooo:rsid="004b3886" style:font-name-asian="Microsoft YaHei" style:font-size-asian="16.1000003814697pt" style:font-weight-asian="bold" style:font-name-complex="Mangal" style:font-size-complex="16.1000003814697pt" style:font-weight-complex="bold"/>
    </style:style>
    <style:style style:name="T83" style:family="text">
      <style:text-properties style:font-name="Liberation Sans" fo:font-size="16.1000003814697pt" fo:font-weight="bold" officeooo:rsid="004c66ec" style:font-name-asian="Microsoft YaHei" style:font-size-asian="16.1000003814697pt" style:font-weight-asian="bold" style:font-name-complex="Mangal" style:font-size-complex="16.1000003814697pt" style:font-weight-complex="bold"/>
    </style:style>
    <style:style style:name="T84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85" style:family="text">
      <style:text-properties style:font-name="Liberation Sans" fo:font-size="16.1000003814697pt" fo:font-weight="bold" officeooo:rsid="005e8874" style:font-name-asian="Microsoft YaHei" style:font-size-asian="16.1000003814697pt" style:font-weight-asian="bold" style:font-name-complex="Mangal" style:font-size-complex="16.1000003814697pt" style:font-weight-complex="bold"/>
    </style:style>
    <style:style style:name="T86" style:family="text">
      <style:text-properties style:font-name="Liberation Sans" fo:font-size="16.1000003814697pt" fo:font-weight="bold" officeooo:rsid="005f36c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7" style:family="text">
      <style:text-properties style:font-name="Liberation Sans" fo:font-size="16.1000003814697pt" fo:font-weight="bold" officeooo:rsid="0060cb3b" style:font-name-asian="Microsoft YaHei" style:font-size-asian="16.1000003814697pt" style:font-weight-asian="bold" style:font-name-complex="Mangal" style:font-size-complex="16.1000003814697pt" style:font-weight-complex="bold"/>
    </style:style>
    <style:style style:name="T88" style:family="text">
      <style:text-properties style:font-name="Liberation Sans" fo:font-size="16.1000003814697pt" fo:font-weight="bold" officeooo:rsid="0062c748" style:font-name-asian="Microsoft YaHei" style:font-size-asian="16.1000003814697pt" style:font-weight-asian="bold" style:font-name-complex="Mangal" style:font-size-complex="16.1000003814697pt" style:font-weight-complex="bold"/>
    </style:style>
    <style:style style:name="T89" style:family="text">
      <style:text-properties officeooo:rsid="0011a2f5"/>
    </style:style>
    <style:style style:name="T90" style:family="text">
      <style:text-properties officeooo:rsid="0009e350" style:font-name-asian="Microsoft YaHei" style:font-name-complex="Mangal"/>
    </style:style>
    <style:style style:name="T91" style:family="text">
      <style:text-properties officeooo:rsid="000c6ea2" style:font-name-asian="Microsoft YaHei" style:font-name-complex="Mangal"/>
    </style:style>
    <style:style style:name="T92" style:family="text">
      <style:text-properties officeooo:rsid="00100777" style:font-name-asian="Microsoft YaHei" style:font-name-complex="Mangal"/>
    </style:style>
    <style:style style:name="T93" style:family="text">
      <style:text-properties officeooo:rsid="0011a2f5" style:font-name-asian="Microsoft YaHei" style:font-name-complex="Mangal"/>
    </style:style>
    <style:style style:name="T94" style:family="text">
      <style:text-properties officeooo:rsid="00182eb3" style:font-name-asian="Microsoft YaHei" style:font-name-complex="Mangal"/>
    </style:style>
    <style:style style:name="T95" style:family="text">
      <style:text-properties officeooo:rsid="001b639e"/>
    </style:style>
    <style:style style:name="T96" style:family="text">
      <style:text-properties officeooo:rsid="002b7811"/>
    </style:style>
    <style:style style:name="T97" style:family="text">
      <style:text-properties officeooo:rsid="00384c96"/>
    </style:style>
    <style:style style:name="T98" style:family="text">
      <style:text-properties officeooo:rsid="00416e8a"/>
    </style:style>
    <style:style style:name="T99" style:family="text">
      <style:text-properties officeooo:rsid="0041759d"/>
    </style:style>
    <style:style style:name="T100" style:family="text">
      <style:text-properties officeooo:rsid="00458c4b"/>
    </style:style>
    <style:style style:name="T101" style:family="text">
      <style:text-properties officeooo:rsid="004629dc"/>
    </style:style>
    <style:style style:name="T102" style:family="text">
      <style:text-properties officeooo:rsid="004cb620"/>
    </style:style>
    <style:style style:name="T103" style:family="text">
      <style:text-properties officeooo:rsid="005665e8"/>
    </style:style>
    <style:style style:name="T104" style:family="text">
      <style:text-properties officeooo:rsid="005e8874"/>
    </style:style>
    <style:style style:name="T105" style:family="text">
      <style:text-properties officeooo:rsid="005f36c3"/>
    </style:style>
    <style:style style:name="T106" style:family="text">
      <style:text-properties officeooo:rsid="0060cb3b"/>
    </style:style>
    <style:style style:name="T107" style:family="text">
      <style:text-properties officeooo:rsid="0062c748"/>
    </style:style>
    <style:style style:name="T108" style:family="text">
      <style:text-properties officeooo:rsid="006435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222" text:outline-level="2">Rifle Aiming Idle</text:h>
      <text:p text:style-name="P3"/>
      <text:p text:style-name="P7"><text:span text:style-name="T64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42">Breath: 50</text:p>
      <text:p text:style-name="P42">Aim Height: 50</text:p>
      <text:p text:style-name="Standard">Direciton: 50</text:p>
      <text:p text:style-name="Standard">Overdrive: 50</text:p>
      <text:p text:style-name="P42">Character Arm-Space: 50</text:p>
      <text:p text:style-name="P42">Trim: 95 total frames</text:p>
      <text:p text:style-name="P42">Mirror: false</text:p>
      <text:p text:style-name="P42"/>
      <text:p text:style-name="P173">Combination of original <text:span text:style-name="T1">Rifle Aiming Idle </text:span>and <text:s/>Aiming Rifle Str<text:span text:style-name="T90">a</text:span>fe <text:span text:style-name="T91">Right </text:span><text:span text:style-name="T92">T</text:span><text:span text:style-name="T93">hird Speed </text:span><text:span text:style-name="T94">(combined within Blender)</text:span></text:p>
      <text:p text:style-name="P42"/>
      <text:p text:style-name="P109"/>
      <text:p text:style-name="P42"/>
      <text:h text:style-name="P222" text:outline-level="2">Rifle Aiming <text:span text:style-name="T65">Walking F</text:span><text:span text:style-name="T67">orward</text:span></text:h>
      <text:p text:style-name="P5"/>
      <text:p text:style-name="P169"><text:span text:style-name="T60">Original name: </text:span><text:span text:style-name="T61">W</text:span><text:span text:style-name="T62">alking </text:span></text:p>
      <text:p text:style-name="P102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102"/>
      <text:p text:style-name="P9"/>
      <text:p text:style-name="P14">Values:</text:p>
      <text:p text:style-name="P169"><text:span text:style-name="T6">S</text:span><text:span text:style-name="T7">tance</text:span><text:span text:style-name="T6">: 8</text:span><text:span text:style-name="T8">0</text:span></text:p>
      <text:p text:style-name="P116">Speed: 100</text:p>
      <text:p text:style-name="P169"><text:span text:style-name="T6">Overdrive: 6</text:span><text:span text:style-name="T8">5</text:span></text:p>
      <text:p text:style-name="P45">Character Arm-Space: 50</text:p>
      <text:p text:style-name="P169"><text:span text:style-name="T6">Trim: 2</text:span><text:span text:style-name="T7">3</text:span><text:span text:style-name="T6"> total frames</text:span></text:p>
      <text:p text:style-name="P45">Mirror: false</text:p>
      <text:p text:style-name="P102"><text:span text:style-name="T63">I</text:span>n Place: true</text:p>
      <text:p text:style-name="P102"/>
      <text:p text:style-name="P109">Rough BPM: 165</text:p>
      <text:p text:style-name="P42"/>
      <text:h text:style-name="P222" text:outline-level="2"><text:soft-page-break/>Rifle Aiming <text:span text:style-name="T65">Walking Backwards</text:span></text:h>
      <text:p text:style-name="P4"/>
      <text:p text:style-name="P167"><text:span text:style-name="T60">Original name: </text:span><text:span text:style-name="T61">W</text:span><text:span text:style-name="T62">alking Backwards</text:span></text:p>
      <text:p text:style-name="P44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167"><text:span text:style-name="T6">S</text:span><text:span text:style-name="T7">tance</text:span><text:span text:style-name="T6">: 7</text:span><text:span text:style-name="T7">5</text:span></text:p>
      <text:p text:style-name="P168"><text:span text:style-name="T7">S</text:span><text:span text:style-name="T3">peed: 100</text:span></text:p>
      <text:p text:style-name="P44">Overdrive: 50</text:p>
      <text:p text:style-name="P44">Character Arm-Space: 50</text:p>
      <text:p text:style-name="P167"><text:span text:style-name="T6">Trim: 2</text:span><text:span text:style-name="T7">2</text:span><text:span text:style-name="T6"> total frames</text:span></text:p>
      <text:p text:style-name="P44">Mirror: false</text:p>
      <text:p text:style-name="P101"><text:span text:style-name="T63">I</text:span>n Place: true</text:p>
      <text:p text:style-name="P101"/>
      <text:p text:style-name="P109">Rough BPM: 165</text:p>
      <text:p text:style-name="P101"/>
      <text:p text:style-name="P101"/>
      <text:p text:style-name="P42"/>
      <text:p text:style-name="P42"/>
      <text:h text:style-name="P222" text:outline-level="2">Rifle Aiming Str<text:span text:style-name="T66">a</text:span>fe Left</text:h>
      <text:p text:style-name="P72"/>
      <text:p text:style-name="P166"><text:span text:style-name="T59">Original Name:</text:span><text:span text:style-name="T4"> Strafe Left</text:span></text:p>
      <text:p text:style-name="P166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72"/>
      <text:p text:style-name="P12">Values:</text:p>
      <text:p text:style-name="P166"><text:span text:style-name="T6">B</text:span><text:span text:style-name="T5">ody Height</text:span><text:span text:style-name="T6">: 7</text:span><text:span text:style-name="T5">0</text:span></text:p>
      <text:p text:style-name="P166"><text:span text:style-name="T6">S</text:span><text:span text:style-name="T5">tride length</text:span><text:span text:style-name="T6">: 1</text:span><text:span text:style-name="T5">00</text:span></text:p>
      <text:p text:style-name="P166"><text:span text:style-name="T6">Overdrive: 7</text:span><text:span text:style-name="T5">5</text:span></text:p>
      <text:p text:style-name="P43">Character Arm-Space: 50</text:p>
      <text:p text:style-name="P166"><text:span text:style-name="T6">Trim: 2</text:span><text:span text:style-name="T5">2</text:span><text:span text:style-name="T6"> total frames</text:span></text:p>
      <text:p text:style-name="P72">Mirror: false</text:p>
      <text:p text:style-name="P100"><text:span text:style-name="T63">I</text:span>n Place: true</text:p>
      <text:p text:style-name="P100"/>
      <text:p text:style-name="P109">Rough BPM: 165</text:p>
      <text:p text:style-name="P100"/>
      <text:h text:style-name="P222" text:outline-level="2">Rifle Aiming Str<text:span text:style-name="T66">a</text:span>fe <text:span text:style-name="T68">Right</text:span></text:h>
      <text:p text:style-name="P73"/>
      <text:p text:style-name="P170"><text:span text:style-name="T59">Original Name:</text:span><text:span text:style-name="T4"> Strafe R</text:span><text:span text:style-name="T9">ight</text:span></text:p>
      <text:p text:style-name="P170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73"><text:soft-page-break/></text:p>
      <text:p text:style-name="P15">Values:</text:p>
      <text:p text:style-name="P170"><text:span text:style-name="T6">B</text:span><text:span text:style-name="T5">ody Height</text:span><text:span text:style-name="T6">: 7</text:span><text:span text:style-name="T5">0</text:span></text:p>
      <text:p text:style-name="P170"><text:span text:style-name="T6">S</text:span><text:span text:style-name="T5">tride length</text:span><text:span text:style-name="T6">: 9</text:span><text:span text:style-name="T9">0</text:span></text:p>
      <text:p text:style-name="P170"><text:span text:style-name="T6">Overdrive: 7</text:span><text:span text:style-name="T5">5</text:span></text:p>
      <text:p text:style-name="P46">Character Arm-Space: 50</text:p>
      <text:p text:style-name="P170"><text:span text:style-name="T6">Trim: 2</text:span><text:span text:style-name="T5">1</text:span><text:span text:style-name="T6"> total frames</text:span></text:p>
      <text:p text:style-name="P73">Mirror: false</text:p>
      <text:p text:style-name="P103"><text:span text:style-name="T63">I</text:span>n Place: true</text:p>
      <text:p text:style-name="P103"/>
      <text:p text:style-name="P109">Rough BPM: 165</text:p>
      <text:p text:style-name="P109"/>
      <text:h text:style-name="P222" text:outline-level="2">Rifle Aiming <text:span text:style-name="T65">Walking F</text:span><text:span text:style-name="T67">orward </text:span><text:span text:style-name="T70">ThirdSpeed</text:span></text:h>
      <text:p text:style-name="P6"/>
      <text:p text:style-name="P172"><text:span text:style-name="T60">Original name: </text:span><text:span text:style-name="T61">W</text:span><text:span text:style-name="T62">alking </text:span></text:p>
      <text:p text:style-name="P105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105"/>
      <text:p text:style-name="P10"/>
      <text:p text:style-name="P17">Values:</text:p>
      <text:p text:style-name="P172"><text:span text:style-name="T6">S</text:span><text:span text:style-name="T7">tance</text:span><text:span text:style-name="T6">: 9</text:span><text:span text:style-name="T13">0</text:span></text:p>
      <text:p text:style-name="P172"><text:span text:style-name="T7">Speed: 3</text:span><text:span text:style-name="T13">0</text:span></text:p>
      <text:p text:style-name="P172"><text:span text:style-name="T6">Overdrive: 5</text:span><text:span text:style-name="T13">0</text:span></text:p>
      <text:p text:style-name="P48">Character Arm-Space: 50</text:p>
      <text:p text:style-name="P172"><text:span text:style-name="T6">Trim: 6</text:span><text:span text:style-name="T13">4</text:span><text:span text:style-name="T6"> total frames</text:span></text:p>
      <text:p text:style-name="P48">Mirror: false</text:p>
      <text:p text:style-name="P105"><text:span text:style-name="T63">I</text:span>n Place: true</text:p>
      <text:p text:style-name="P105"/>
      <text:p text:style-name="P172"><text:span text:style-name="T10">Rough BPM: 5</text:span><text:span text:style-name="T12">5</text:span></text:p>
      <text:p text:style-name="P48"/>
      <text:h text:style-name="P222" text:outline-level="2">Rifle Aiming <text:span text:style-name="T65">Walking Backwards </text:span><text:span text:style-name="T70">ThirdSpeed</text:span></text:h>
      <text:p text:style-name="P6"/>
      <text:p text:style-name="P172"><text:span text:style-name="T60">Original name: </text:span><text:span text:style-name="T61">W</text:span><text:span text:style-name="T62">alking Backwards</text:span></text:p>
      <text:p text:style-name="P48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172"><text:span text:style-name="T6">S</text:span><text:span text:style-name="T7">tance</text:span><text:span text:style-name="T6">: 8</text:span><text:span text:style-name="T13">7</text:span></text:p>
      <text:p text:style-name="P172"><text:span text:style-name="T7">Speed: 1</text:span><text:span text:style-name="T13">0</text:span></text:p>
      <text:p text:style-name="P172"><text:span text:style-name="T6">Overdrive: 4</text:span><text:span text:style-name="T13">0</text:span></text:p>
      <text:p text:style-name="P172"><text:span text:style-name="T6">Character Arm-Space: 5</text:span><text:span text:style-name="T13">0</text:span></text:p>
      <text:p text:style-name="P172"><text:span text:style-name="T6">Trim: 6</text:span><text:span text:style-name="T13">4</text:span><text:span text:style-name="T6"> total frames</text:span></text:p>
      <text:p text:style-name="P48"><text:soft-page-break/>Mirror: false</text:p>
      <text:p text:style-name="P105"><text:span text:style-name="T63">I</text:span>n Place: true</text:p>
      <text:p text:style-name="P105"/>
      <text:p text:style-name="P172">Rough BPM: <text:span text:style-name="T89">55</text:span></text:p>
      <text:p text:style-name="P109"/>
      <text:h text:style-name="P222" text:outline-level="2">Rifle Aiming Str<text:span text:style-name="T66">a</text:span>fe Left <text:span text:style-name="T69">T</text:span><text:span text:style-name="T70">hirdSpeed</text:span></text:h>
      <text:p text:style-name="P74"/>
      <text:p text:style-name="P171"><text:span text:style-name="T59">Original Name:</text:span><text:span text:style-name="T4"> Strafe Left</text:span></text:p>
      <text:p text:style-name="P171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74"/>
      <text:p text:style-name="P16">Values:</text:p>
      <text:p text:style-name="P171"><text:span text:style-name="T6">B</text:span><text:span text:style-name="T5">ody Height</text:span><text:span text:style-name="T6">: 8</text:span><text:span text:style-name="T13">5</text:span></text:p>
      <text:p text:style-name="P171"><text:span text:style-name="T6">S</text:span><text:span text:style-name="T5">tride length</text:span><text:span text:style-name="T6">: 1</text:span><text:span text:style-name="T13">0</text:span></text:p>
      <text:p text:style-name="P171"><text:span text:style-name="T6">Overdrive: 4</text:span><text:span text:style-name="T13">5</text:span></text:p>
      <text:p text:style-name="P47">Character Arm-Space: 50</text:p>
      <text:p text:style-name="P171"><text:span text:style-name="T6">Trim: 6</text:span><text:span text:style-name="T13">6</text:span><text:span text:style-name="T6"> total frames</text:span></text:p>
      <text:p text:style-name="P74">Mirror: false</text:p>
      <text:p text:style-name="P104"><text:span text:style-name="T63">I</text:span>n Place: true</text:p>
      <text:p text:style-name="P104"/>
      <text:p text:style-name="P171"><text:span text:style-name="T10">Rough BPM: 5</text:span><text:span text:style-name="T12">5</text:span></text:p>
      <text:p text:style-name="P117"/>
      <text:h text:style-name="P222" text:outline-level="2">Rifle Aiming Str<text:span text:style-name="T66">a</text:span>fe <text:span text:style-name="T68">Right </text:span><text:span text:style-name="T69">T</text:span><text:span text:style-name="T70">hird Speed</text:span></text:h>
      <text:p text:style-name="P74"/>
      <text:p text:style-name="P171"><text:span text:style-name="T59">Original Name:</text:span><text:span text:style-name="T4"> Strafe R</text:span><text:span text:style-name="T9">ight</text:span></text:p>
      <text:p text:style-name="P171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74"/>
      <text:p text:style-name="P16">Values:</text:p>
      <text:p text:style-name="P171"><text:span text:style-name="T6">B</text:span><text:span text:style-name="T5">ody Height</text:span><text:span text:style-name="T6">: 8</text:span><text:span text:style-name="T11">5</text:span></text:p>
      <text:p text:style-name="P171"><text:span text:style-name="T6">S</text:span><text:span text:style-name="T5">tride length</text:span><text:span text:style-name="T6">: 5</text:span></text:p>
      <text:p text:style-name="P171"><text:span text:style-name="T6">Overdrive: 4</text:span><text:span text:style-name="T13">0</text:span></text:p>
      <text:p text:style-name="P47">Character Arm-Space: 50</text:p>
      <text:p text:style-name="P171"><text:span text:style-name="T6">Trim: 6</text:span><text:span text:style-name="T13">7 </text:span><text:span text:style-name="T6">total frames</text:span></text:p>
      <text:p text:style-name="P74">Mirror: false</text:p>
      <text:p text:style-name="P104"><text:span text:style-name="T63">I</text:span>n Place: true</text:p>
      <text:p text:style-name="P104"/>
      <text:p text:style-name="P171"><text:span text:style-name="T11">Rough BPM: 5</text:span><text:span text:style-name="T12">5</text:span></text:p>
      <text:p text:style-name="P118"/>
      <text:p text:style-name="P118"/>
      <text:h text:style-name="Heading_20_2" text:outline-level="2"><text:soft-page-break/><text:span text:style-name="T97">Rifle Aiming </text:span>Turning Right 45 Degrees Improved - not so much root motion</text:h>
      <text:p text:style-name="Text_20_body"/>
      <text:p text:style-name="P203"><text:span text:style-name="T64">Original Name: </text:span>Turning Right 45 Degrees</text:p>
      <text:p text:style-name="P203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203"/>
      <text:p text:style-name="P18">Values:</text:p>
      <text:p text:style-name="P174"><text:span text:style-name="T6">Overdrive: </text:span><text:span text:style-name="T14">50</text:span></text:p>
      <text:p text:style-name="P49">Character Arm-Space: 50</text:p>
      <text:p text:style-name="P174"><text:span text:style-name="T6">Trim: 3</text:span><text:span text:style-name="T14">1</text:span><text:span text:style-name="T13"> </text:span><text:span text:style-name="T6">total frames</text:span></text:p>
      <text:p text:style-name="P75">Mirror: false</text:p>
      <text:p text:style-name="P75"/>
      <text:p text:style-name="P75">→<text:span text:style-name="T95"> the animation is played at -1 speed for the left side, also root motion in x y and z was taken way in unity (all keyframes but the first ones)</text:span></text:p>
      <text:p text:style-name="P75"/>
      <text:h text:style-name="Heading_20_1" text:outline-level="1">Rifle Idle</text:h>
      <text:p text:style-name="P75"/>
      <text:h text:style-name="Heading_20_2" text:outline-level="2">Rifle Idle Walking Forward:</text:h>
      <text:p text:style-name="Text_20_body"/>
      <text:p text:style-name="P175"><text:span text:style-name="T59">Original Name:</text:span><text:span text:style-name="T4"> R</text:span><text:span text:style-name="T16">ifle Walk</text:span></text:p>
      <text:p text:style-name="P175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76"/>
      <text:p text:style-name="P19">Values:</text:p>
      <text:p text:style-name="P175"><text:span text:style-name="T6">Overdrive: 5</text:span><text:span text:style-name="T16">0</text:span></text:p>
      <text:p text:style-name="P50">Character Arm-Space: 50</text:p>
      <text:p text:style-name="P175"><text:span text:style-name="T6">Trim: 4</text:span><text:span text:style-name="T16">0</text:span><text:span text:style-name="T13"> </text:span><text:span text:style-name="T6">total frames</text:span></text:p>
      <text:p text:style-name="P76">Mirror: false</text:p>
      <text:p text:style-name="P107"><text:span text:style-name="T63">I</text:span>n Place: true</text:p>
      <text:p text:style-name="P107"/>
      <text:p text:style-name="P175"><text:span text:style-name="T11">Rough BPM: </text:span><text:span text:style-name="T15">90</text:span></text:p>
      <text:p text:style-name="P119"/>
      <text:h text:style-name="P223" text:outline-level="2">Rifle Idle Walking <text:span text:style-name="T71">B</text:span><text:span text:style-name="T72">ackwards</text:span>:</text:h>
      <text:p text:style-name="P204"/>
      <text:p text:style-name="P175"><text:soft-page-break/><text:span text:style-name="T59">Original Name:</text:span><text:span text:style-name="T4"> B</text:span><text:span text:style-name="T18">ackwards Rifle Walk</text:span></text:p>
      <text:p text:style-name="P175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76"/>
      <text:p text:style-name="P19">Values:</text:p>
      <text:p text:style-name="P175"><text:span text:style-name="T6">Overdrive: 5</text:span><text:span text:style-name="T16">0</text:span></text:p>
      <text:p text:style-name="P50">Character Arm-Space: 50</text:p>
      <text:p text:style-name="P175"><text:span text:style-name="T6">Trim: 3</text:span><text:span text:style-name="T17">9 </text:span><text:span text:style-name="T6">total frames</text:span></text:p>
      <text:p text:style-name="P76">Mirror: false</text:p>
      <text:p text:style-name="P107"><text:span text:style-name="T63">I</text:span>n Place: true</text:p>
      <text:p text:style-name="P107"/>
      <text:p text:style-name="P175"><text:span text:style-name="T11">Rough BPM: </text:span><text:span text:style-name="T15">90</text:span></text:p>
      <text:p text:style-name="P119"/>
      <text:h text:style-name="P224" text:outline-level="2">Rifle Idle <text:span text:style-name="T71">T</text:span><text:span text:style-name="T73">urn:</text:span></text:h>
      <text:p text:style-name="P205"/>
      <text:p text:style-name="P176"><text:span text:style-name="T59">Original Name:</text:span><text:span text:style-name="T4"> R</text:span><text:span text:style-name="T19">ifle Turn</text:span></text:p>
      <text:p text:style-name="P176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77"/>
      <text:p text:style-name="P77"/>
      <text:p text:style-name="P20">Values:</text:p>
      <text:p text:style-name="P176"><text:span text:style-name="T6">Overdrive: 5</text:span><text:span text:style-name="T16">0</text:span></text:p>
      <text:p text:style-name="P51">Character Arm-Space: 50</text:p>
      <text:p text:style-name="P176"><text:span text:style-name="T6">Trim: 6</text:span><text:span text:style-name="T19">0</text:span><text:span text:style-name="T17"> </text:span><text:span text:style-name="T6">total frames</text:span></text:p>
      <text:p text:style-name="P77">Mirror: false</text:p>
      <text:p text:style-name="P108"/>
      <text:p text:style-name="P176"><text:span text:style-name="T11">//Rough BPM: </text:span><text:span text:style-name="T15">90?</text:span></text:p>
      <text:p text:style-name="P120"/>
      <text:p text:style-name="P177"><text:span text:style-name="T15">L</text:span><text:span text:style-name="T3">oop Pose: true</text:span></text:p>
      <text:p text:style-name="P144">- deleted all root motion except y and all root rotation, shortened clip to be smoother</text:p>
      <text:p text:style-name="P144"/>
      <text:h text:style-name="Heading_20_1" text:outline-level="1">Rifle Crouching:</text:h>
      <text:p text:style-name="P147"/>
      <text:p text:style-name="P147"/>
      <text:h text:style-name="P225" text:outline-level="2">R<text:span text:style-name="T96">ifle Crouching Turn Left 90 Degrees</text:span></text:h>
      <text:p text:style-name="P206"/>
      <text:p text:style-name="P178"><text:span text:style-name="T59">Original Name:</text:span><text:span text:style-name="T4"> </text:span><text:span text:style-name="T19">Crouching Turn 90 Left</text:span></text:p>
      <text:p text:style-name="P178"><text:soft-page-break/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78"/>
      <text:p text:style-name="P78"/>
      <text:p text:style-name="P21">Values:</text:p>
      <text:p text:style-name="P178"><text:span text:style-name="T6">Overdrive: 5</text:span><text:span text:style-name="T16">0</text:span></text:p>
      <text:p text:style-name="P52">Character Arm-Space: 50</text:p>
      <text:p text:style-name="P178"><text:span text:style-name="T6">Trim: 3</text:span><text:span text:style-name="T20">9</text:span><text:span text:style-name="T17"> </text:span><text:span text:style-name="T6">total frames</text:span></text:p>
      <text:p text:style-name="P78">Mirror: false</text:p>
      <text:p text:style-name="P121"/>
      <text:p text:style-name="P145"/>
      <text:p text:style-name="P145"/>
      <text:p text:style-name="P147">- has root motion x and z takn away and the animation is shortened in its length from 0 to 1:10 <text:span text:style-name="T96">&amp; Loop Pose is true</text:span></text:p>
      <text:p text:style-name="P147"/>
      <text:h text:style-name="P232" text:outline-level="2"><text:span text:style-name="T71">R</text:span><text:span text:style-name="T74">ifle Crouching Turn Right 90 Degrees</text:span></text:h>
      <text:p text:style-name="P206"/>
      <text:p text:style-name="P178"><text:span text:style-name="T59">Original Name:</text:span><text:span text:style-name="T4"> </text:span><text:span text:style-name="T19">Crouching Turn 90 R</text:span><text:span text:style-name="T20">ight</text:span></text:p>
      <text:p text:style-name="P178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78"/>
      <text:p text:style-name="P78"/>
      <text:p text:style-name="P21">Values:</text:p>
      <text:p text:style-name="P178"><text:span text:style-name="T6">Overdrive: 5</text:span><text:span text:style-name="T16">0</text:span></text:p>
      <text:p text:style-name="P52">Character Arm-Space: 50</text:p>
      <text:p text:style-name="P178"><text:span text:style-name="T6">Trim: 3</text:span><text:span text:style-name="T20">9</text:span><text:span text:style-name="T17"> </text:span><text:span text:style-name="T6">total frames</text:span></text:p>
      <text:p text:style-name="P78">Mirror: false</text:p>
      <text:p text:style-name="P121"/>
      <text:p text:style-name="P145"/>
      <text:p text:style-name="P145"/>
      <text:p text:style-name="P148">- has root motion x and z takn away and the animation is shortened in its length from 0 to 1:10 <text:span text:style-name="T96">&amp; Loop Pose is true</text:span></text:p>
      <text:h text:style-name="P234" text:outline-level="2"/>
      <text:p text:style-name="P212"/>
      <text:h text:style-name="P235" text:outline-level="2"><text:span text:style-name="T71">R</text:span><text:span text:style-name="T74">ifle Crouching </text:span><text:span text:style-name="T75">Aiming Idle</text:span></text:h>
      <text:p text:style-name="P207"/>
      <text:p text:style-name="P179"><text:span text:style-name="T59">Original Name:</text:span><text:span text:style-name="T4"> </text:span><text:span text:style-name="T19">I</text:span><text:span text:style-name="T21">dle Crouching Aiming</text:span></text:p>
      <text:p text:style-name="P179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79"><text:soft-page-break/></text:p>
      <text:p text:style-name="P79"/>
      <text:p text:style-name="P22">Values:</text:p>
      <text:p text:style-name="P179"><text:span text:style-name="T6">Overdrive: 5</text:span><text:span text:style-name="T16">0</text:span></text:p>
      <text:p text:style-name="P53">Character Arm-Space: 50</text:p>
      <text:p text:style-name="P179"><text:span text:style-name="T6">Trim: 6</text:span><text:span text:style-name="T22">4</text:span><text:span text:style-name="T17"> </text:span><text:span text:style-name="T6">total frames</text:span></text:p>
      <text:p text:style-name="P79">Mirror: false</text:p>
      <text:h text:style-name="P236" text:outline-level="2"><text:span text:style-name="T71">R</text:span><text:span text:style-name="T74">ifle Crouching </text:span><text:span text:style-name="T75">Walking Forwards</text:span></text:h>
      <text:p text:style-name="P208"/>
      <text:p text:style-name="P180"><text:span text:style-name="T59">Original Name:</text:span><text:span text:style-name="T4"> </text:span><text:span text:style-name="T19">I</text:span><text:span text:style-name="T21">dle Crouching Aiming</text:span></text:p>
      <text:p text:style-name="P180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80"/>
      <text:p text:style-name="P80"/>
      <text:p text:style-name="P23">Values:</text:p>
      <text:p text:style-name="P180"><text:span text:style-name="T6">Overdrive: 5</text:span><text:span text:style-name="T16">0</text:span></text:p>
      <text:p text:style-name="P54">Character Arm-Space: 50</text:p>
      <text:p text:style-name="P180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182">In Place: true</text:p>
      <text:h text:style-name="P226" text:outline-level="2"/>
      <text:h text:style-name="P226" text:outline-level="2"/>
      <text:h text:style-name="P236" text:outline-level="2"><text:span text:style-name="T71">R</text:span><text:span text:style-name="T74">ifle Crouching </text:span><text:span text:style-name="T75">Walking Backwards</text:span></text:h>
      <text:p text:style-name="P208"/>
      <text:p text:style-name="P180"><text:span text:style-name="T59">Original Name:</text:span><text:span text:style-name="T4"> </text:span><text:span text:style-name="T21">Walk Crouching Backward</text:span></text:p>
      <text:p text:style-name="P180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80"/>
      <text:p text:style-name="P80"/>
      <text:p text:style-name="P23">Values:</text:p>
      <text:p text:style-name="P180"><text:span text:style-name="T6">Overdrive: 5</text:span><text:span text:style-name="T16">0</text:span></text:p>
      <text:p text:style-name="P54">Character Arm-Space: 50</text:p>
      <text:p text:style-name="P180"><text:span text:style-name="T6">Trim: 3</text:span><text:span text:style-name="T24">1</text:span><text:span text:style-name="T17"> </text:span><text:span text:style-name="T6">total frames</text:span></text:p>
      <text:p text:style-name="P122">Mirror: false</text:p>
      <text:p text:style-name="P123">In Place: true</text:p>
      <text:p text:style-name="P149"/>
      <text:h text:style-name="P237" text:outline-level="2"><text:soft-page-break/><text:span text:style-name="T71">R</text:span><text:span text:style-name="T74">ifle Crouching </text:span><text:span text:style-name="T75">S</text:span><text:span text:style-name="T76">trafe</text:span><text:span text:style-name="T75"> L</text:span><text:span text:style-name="T77">eft</text:span></text:h>
      <text:p text:style-name="P209"/>
      <text:p text:style-name="P181"><text:span text:style-name="T59">Original Name:</text:span><text:span text:style-name="T21"> </text:span><text:span text:style-name="T25">Walk Crouching Left</text:span></text:p>
      <text:p text:style-name="P181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81"/>
      <text:p text:style-name="P81"/>
      <text:p text:style-name="P81"/>
      <text:p text:style-name="P24">Values:</text:p>
      <text:p text:style-name="P181"><text:span text:style-name="T6">Overdrive: 5</text:span><text:span text:style-name="T16">0</text:span></text:p>
      <text:p text:style-name="P55">Character Arm-Space: 50</text:p>
      <text:p text:style-name="P181"><text:span text:style-name="T6">Trim: 3</text:span><text:span text:style-name="T26">1</text:span><text:span text:style-name="T17"> </text:span><text:span text:style-name="T6">total frames</text:span></text:p>
      <text:p text:style-name="P124">Mirror: false</text:p>
      <text:p text:style-name="P125">In Place: true</text:p>
      <text:p text:style-name="P81"/>
      <text:h text:style-name="P237" text:outline-level="2"><text:span text:style-name="T71">R</text:span><text:span text:style-name="T74">ifle Crouching </text:span><text:span text:style-name="T75">S</text:span><text:span text:style-name="T76">trafe</text:span><text:span text:style-name="T75"> R</text:span><text:span text:style-name="T78">ight</text:span></text:h>
      <text:p text:style-name="P209"/>
      <text:p text:style-name="P181"><text:span text:style-name="T59">Original Name:</text:span><text:span text:style-name="T4"> </text:span><text:span text:style-name="T21">Walk Crouching Right</text:span></text:p>
      <text:p text:style-name="P181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81"/>
      <text:p text:style-name="P81"/>
      <text:p text:style-name="P24">Values:</text:p>
      <text:p text:style-name="P181"><text:span text:style-name="T6">Overdrive: 5</text:span><text:span text:style-name="T16">0</text:span></text:p>
      <text:p text:style-name="P55">Character Arm-Space: 50</text:p>
      <text:p text:style-name="P181"><text:span text:style-name="T6">Trim: 3</text:span><text:span text:style-name="T27">1</text:span><text:span text:style-name="T6">total frames</text:span></text:p>
      <text:p text:style-name="P124">Mirror: false</text:p>
      <text:p text:style-name="P126">In Place: true</text:p>
      <text:p text:style-name="P150"/>
      <text:h text:style-name="P238" text:outline-level="2"><text:span text:style-name="T71">R</text:span><text:span text:style-name="T74">ifle Crouching </text:span><text:span text:style-name="T79">Diagonal Forward Right</text:span></text:h>
      <text:p text:style-name="P210"/>
      <text:p text:style-name="P183"><text:span text:style-name="T59">Original Name:</text:span><text:span text:style-name="T4"> </text:span><text:span text:style-name="T21">Walk Crouching F</text:span><text:span text:style-name="T28">orward Right</text:span></text:p>
      <text:p text:style-name="P183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2"/>
      <text:p text:style-name="P82"/>
      <text:p text:style-name="P25">Values:</text:p>
      <text:p text:style-name="P183"><text:span text:style-name="T6">Overdrive: 5</text:span><text:span text:style-name="T16">0</text:span></text:p>
      <text:p text:style-name="P56">Character Arm-Space: 50</text:p>
      <text:p text:style-name="P183"><text:span text:style-name="T6">Trim: 3</text:span><text:span text:style-name="T27">1</text:span><text:span text:style-name="T6">total frames</text:span></text:p>
      <text:p text:style-name="P127"><text:soft-page-break/>Mirror: false</text:p>
      <text:p text:style-name="P127">In Place: true</text:p>
      <text:p text:style-name="P151"/>
      <text:h text:style-name="P239" text:outline-level="2"><text:span text:style-name="T71">R</text:span><text:span text:style-name="T74">ifle Crouching </text:span><text:span text:style-name="T79">Diagonal Forward Left</text:span></text:h>
      <text:p text:style-name="P211"/>
      <text:p text:style-name="P184"><text:span text:style-name="T59">Original Name:</text:span><text:span text:style-name="T4"> </text:span><text:span text:style-name="T21">Walk Crouching F</text:span><text:span text:style-name="T28">orward Left</text:span></text:p>
      <text:p text:style-name="P184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3"/>
      <text:p text:style-name="P83"/>
      <text:p text:style-name="P26">Values:</text:p>
      <text:p text:style-name="P184"><text:span text:style-name="T6">Overdrive: 5</text:span><text:span text:style-name="T16">0</text:span></text:p>
      <text:p text:style-name="P57">Character Arm-Space: 50</text:p>
      <text:p text:style-name="P184"><text:span text:style-name="T6">Trim: 3</text:span><text:span text:style-name="T27">1</text:span><text:span text:style-name="T6">total frames</text:span></text:p>
      <text:p text:style-name="P128">Mirror: false</text:p>
      <text:p text:style-name="P128">In Place: true</text:p>
      <text:p text:style-name="P152"/>
      <text:h text:style-name="P239" text:outline-level="2"><text:span text:style-name="T71">R</text:span><text:span text:style-name="T74">ifle Crouching </text:span><text:span text:style-name="T79">Diagonal Backwards Right</text:span></text:h>
      <text:p text:style-name="P211"/>
      <text:p text:style-name="P184"><text:span text:style-name="T59">Original Name:</text:span><text:span text:style-name="T4"> </text:span><text:span text:style-name="T21">Walk Crouching B</text:span><text:span text:style-name="T28">ackward Right</text:span></text:p>
      <text:p text:style-name="P184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3"/>
      <text:p text:style-name="P83"/>
      <text:p text:style-name="P26">Values:</text:p>
      <text:p text:style-name="P184"><text:span text:style-name="T6">Overdrive: 5</text:span><text:span text:style-name="T16">0</text:span></text:p>
      <text:p text:style-name="P57">Character Arm-Space: 50</text:p>
      <text:p text:style-name="P184"><text:span text:style-name="T6">Trim: 3</text:span><text:span text:style-name="T27">1</text:span><text:span text:style-name="T6">total frames</text:span></text:p>
      <text:p text:style-name="P128">Mirror: false</text:p>
      <text:p text:style-name="P128">In Place: true</text:p>
      <text:p text:style-name="P152"/>
      <text:h text:style-name="P239" text:outline-level="2"><text:span text:style-name="T71">R</text:span><text:span text:style-name="T74">ifle Crouching </text:span><text:span text:style-name="T79">Diagonal Backwards Left</text:span></text:h>
      <text:p text:style-name="P211"/>
      <text:p text:style-name="P184"><text:span text:style-name="T59">Original Name:</text:span><text:span text:style-name="T4"> </text:span><text:span text:style-name="T21">Walk Crouching B</text:span><text:span text:style-name="T28">ackward L</text:span><text:span text:style-name="T29">eft</text:span></text:p>
      <text:p text:style-name="P184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3"/>
      <text:p text:style-name="P83"/>
      <text:p text:style-name="P26">Values:</text:p>
      <text:p text:style-name="P184"><text:span text:style-name="T6">Overdrive: 5</text:span><text:span text:style-name="T16">0</text:span></text:p>
      <text:p text:style-name="P57"><text:soft-page-break/>Character Arm-Space: 50</text:p>
      <text:p text:style-name="P184"><text:span text:style-name="T6">Trim: 3</text:span><text:span text:style-name="T27">1</text:span><text:span text:style-name="T6">total frames</text:span></text:p>
      <text:p text:style-name="P128">Mirror: false</text:p>
      <text:p text:style-name="P128">In Place: true</text:p>
      <text:p text:style-name="P128"/>
      <text:h text:style-name="Heading_20_1" text:outline-level="1">Pistol Aiming</text:h>
      <text:p text:style-name="Text_20_body"/>
      <text:h text:style-name="P227" text:outline-level="2">P<text:span text:style-name="T98">istol Aiming idle</text:span></text:h>
      <text:p text:style-name="P215"/>
      <text:p text:style-name="P185"><text:span text:style-name="T59">Original Name:</text:span><text:span text:style-name="T4"> </text:span><text:span text:style-name="T21">P</text:span><text:span text:style-name="T30">istol Idle</text:span></text:p>
      <text:p text:style-name="P185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4"/>
      <text:p text:style-name="P27">Values:</text:p>
      <text:p text:style-name="P185"><text:span text:style-name="T6">Overdrive: 5</text:span><text:span text:style-name="T16">0</text:span></text:p>
      <text:p text:style-name="P58">Character Arm-Space: 50</text:p>
      <text:p text:style-name="P185"><text:span text:style-name="T6">Trim: 4</text:span><text:span text:style-name="T33">1 </text:span><text:span text:style-name="T6">total frames</text:span></text:p>
      <text:p text:style-name="P129">Mirror: false</text:p>
      <text:p text:style-name="P129"/>
      <text:h text:style-name="P227" text:outline-level="2">P<text:span text:style-name="T98">istol Aiming Walking Backwards</text:span></text:h>
      <text:p text:style-name="P215"/>
      <text:p text:style-name="P185"><text:span text:style-name="T59">Original Name:</text:span><text:span text:style-name="T4"> </text:span><text:span text:style-name="T21">P</text:span><text:span text:style-name="T30">istol </text:span><text:span text:style-name="T31">Walk </text:span><text:span text:style-name="T32">B</text:span><text:span text:style-name="T31">ackward</text:span></text:p>
      <text:p text:style-name="P185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4"/>
      <text:p text:style-name="P27">Values:</text:p>
      <text:p text:style-name="P185"><text:span text:style-name="T6">Overdrive: 7</text:span><text:span text:style-name="T33">0</text:span></text:p>
      <text:p text:style-name="P58">Character Arm-Space: 50</text:p>
      <text:p text:style-name="P185"><text:span text:style-name="T6">Trim: 2</text:span><text:span text:style-name="T33">3 </text:span><text:span text:style-name="T6">total frames</text:span></text:p>
      <text:p text:style-name="P129">Mirror: false</text:p>
      <text:p text:style-name="P129">In Place: true</text:p>
      <text:p text:style-name="P129"/>
      <text:p text:style-name="P110">Rough BPM: 165</text:p>
      <text:p text:style-name="P110"/>
      <text:h text:style-name="P228" text:outline-level="2"><text:soft-page-break/>P<text:span text:style-name="T99">istol Aiming Walking Forward</text:span></text:h>
      <text:p text:style-name="P215"/>
      <text:p text:style-name="P185"><text:span text:style-name="T59">Original Name:</text:span><text:span text:style-name="T4"> </text:span><text:span text:style-name="T21">P</text:span><text:span text:style-name="T30">istol W</text:span><text:span text:style-name="T34">alk</text:span></text:p>
      <text:p text:style-name="P185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4"/>
      <text:p text:style-name="P27">Values:</text:p>
      <text:p text:style-name="P185"><text:span text:style-name="T6">Overdrive: 5</text:span><text:span text:style-name="T34">4</text:span></text:p>
      <text:p text:style-name="P58">Character Arm-Space: 50</text:p>
      <text:p text:style-name="P185"><text:span text:style-name="T6">Trim: 2</text:span><text:span text:style-name="T34">3 </text:span><text:span text:style-name="T6">total frames</text:span></text:p>
      <text:p text:style-name="P129">Mirror: false</text:p>
      <text:p text:style-name="P129">In Place: true</text:p>
      <text:p text:style-name="P153"/>
      <text:p text:style-name="P111">Rough BPM: 165</text:p>
      <text:p text:style-name="P153"/>
      <text:h text:style-name="P228" text:outline-level="2">P<text:span text:style-name="T99">istol Aiming Strafe Left</text:span></text:h>
      <text:p text:style-name="P215"/>
      <text:p text:style-name="P185"><text:span text:style-name="T59">Original Name:</text:span><text:span text:style-name="T4"> </text:span><text:span text:style-name="T21">P</text:span><text:span text:style-name="T30">istol </text:span><text:span text:style-name="T34">Strafe</text:span></text:p>
      <text:p text:style-name="P185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4"/>
      <text:p text:style-name="P27">Values:</text:p>
      <text:p text:style-name="P185"><text:span text:style-name="T6">Overdrive: 2</text:span><text:span text:style-name="T34">8</text:span></text:p>
      <text:p text:style-name="P58">Character Arm-Space: 50</text:p>
      <text:p text:style-name="P186"><text:span text:style-name="T6">Trim: 2</text:span><text:span text:style-name="T34">3 </text:span><text:span text:style-name="T6">total frames</text:span></text:p>
      <text:p text:style-name="P129">Mirror: false</text:p>
      <text:p text:style-name="P129">In Place: true</text:p>
      <text:p text:style-name="P153"/>
      <text:p text:style-name="P111">Rough BPM: 165</text:p>
      <text:p text:style-name="P153"/>
      <text:h text:style-name="P240" text:outline-level="2"><text:span text:style-name="T79">P</text:span><text:span text:style-name="T80">istol Aiming Strafe Right</text:span></text:h>
      <text:p text:style-name="P215"/>
      <text:p text:style-name="P185"><text:span text:style-name="T59">Original Name:</text:span><text:span text:style-name="T4"> </text:span><text:span text:style-name="T21">P</text:span><text:span text:style-name="T30">istol S</text:span><text:span text:style-name="T34">trafe</text:span></text:p>
      <text:p text:style-name="P185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4"/>
      <text:p text:style-name="P27">Values:</text:p>
      <text:p text:style-name="P185"><text:span text:style-name="T6">Overdrive: 3</text:span><text:span text:style-name="T34">2</text:span></text:p>
      <text:p text:style-name="P58">Character Arm-Space: 50</text:p>
      <text:p text:style-name="P186"><text:span text:style-name="T6">Trim: 2</text:span><text:span text:style-name="T34">3 </text:span><text:span text:style-name="T6">total frames</text:span></text:p>
      <text:p text:style-name="P129"><text:soft-page-break/>Mirror: false</text:p>
      <text:p text:style-name="P129">In Place: true</text:p>
      <text:p text:style-name="P153"/>
      <text:p text:style-name="P111">Rough BPM: 165</text:p>
      <text:p text:style-name="P111"/>
      <text:p text:style-name="P111"/>
      <text:p text:style-name="P111"/>
      <text:h text:style-name="P241" text:outline-level="2"><text:span text:style-name="T79">P</text:span><text:span text:style-name="T80">istol C</text:span><text:span text:style-name="T81">rouching Idle</text:span></text:h>
      <text:p text:style-name="P216"/>
      <text:p text:style-name="P187"><text:span text:style-name="T59">Original Name:</text:span><text:span text:style-name="T4"> </text:span><text:span text:style-name="T10">Pistol k</text:span><text:span text:style-name="T35">neeling</text:span><text:span text:style-name="T10"> Idle</text:span></text:p>
      <text:p text:style-name="P187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5"/>
      <text:p text:style-name="P28">Values:</text:p>
      <text:p text:style-name="P187"><text:span text:style-name="T6">Overdrive: 5</text:span><text:span text:style-name="T35">0</text:span></text:p>
      <text:p text:style-name="P59">Character Arm-Space: 50</text:p>
      <text:p text:style-name="P187"><text:span text:style-name="T6">Trim: 1</text:span><text:span text:style-name="T35">15</text:span><text:span text:style-name="T34"> </text:span><text:span text:style-name="T6">total frames</text:span></text:p>
      <text:p text:style-name="P130">Mirror: false</text:p>
      <text:p text:style-name="P130"/>
      <text:h text:style-name="Heading_20_1" text:outline-level="1">Humanoid Animations From Brackeys</text:h>
      <text:p text:style-name="P130"/>
      <text:p text:style-name="P154">I did some heavy processing on them, tick everything to origina l and bake into pose to prevent root motion, also delete all root.T x and z motion and all quaternion keyframes of root beside the first ones</text:p>
      <text:p text:style-name="P154"/>
      <text:h text:style-name="Heading_20_1" text:outline-level="1"><text:soft-page-break/></text:h>
      <text:h text:style-name="Heading_20_1" text:outline-level="1">Sword and Shield – also used for Grenade?</text:h>
      <text:p text:style-name="P112"/>
      <text:p text:style-name="P153"/>
      <text:p text:style-name="P153"/>
      <text:p text:style-name="P157">Use the idle crouch for grenade:</text:p>
      <text:p text:style-name="P157"/>
      <text:p text:style-name="P157">- <text:span text:style-name="T100">have the trow animation be on a different layer – only override upper body?</text:span></text:p>
      <text:p text:style-name="P155"/>
      <text:h text:style-name="Heading_20_2" text:outline-level="2">Sword &amp; Shield Walk: <text:span text:style-name="T101">Forward</text:span></text:h>
      <text:p text:style-name="P155"/>
      <text:p text:style-name="P188"><text:span text:style-name="T59">Original Name:</text:span><text:span text:style-name="T4"> </text:span><text:span text:style-name="T36">Sword &amp; Shield Walk:</text:span></text:p>
      <text:p text:style-name="P86">https://www.mixamo.com/#/?page=1&amp;query=sword+%26+shield</text:p>
      <text:p text:style-name="P86"/>
      <text:p text:style-name="P29">Values:</text:p>
      <text:p text:style-name="P188"><text:span text:style-name="T6">Overdrive: 7</text:span><text:span text:style-name="T37">5</text:span></text:p>
      <text:p text:style-name="P60">Character Arm-Space: 50</text:p>
      <text:p text:style-name="P188"><text:span text:style-name="T6">Trim: 2</text:span><text:span text:style-name="T37">3</text:span><text:span text:style-name="T34"> </text:span><text:span text:style-name="T6">total frames</text:span></text:p>
      <text:p text:style-name="P131">Mirror: false</text:p>
      <text:p text:style-name="P133">In Place: true</text:p>
      <text:p text:style-name="P133"/>
      <text:p text:style-name="P113">Rough BPM: 165</text:p>
      <text:h text:style-name="Heading_20_2" text:outline-level="2">Sword &amp; Shield Walk: Backwards</text:h>
      <text:p text:style-name="P156"/>
      <text:p text:style-name="P189"><text:span text:style-name="T59">Original Name:</text:span><text:span text:style-name="T4"> </text:span><text:span text:style-name="T36">Sword &amp; Shield Walk:</text:span></text:p>
      <text:p text:style-name="P87">https://www.mixamo.com/#/?page=1&amp;query=sword+%26+shield</text:p>
      <text:p text:style-name="P87"/>
      <text:p text:style-name="P30">Values:</text:p>
      <text:p text:style-name="P189"><text:span text:style-name="T6">Overdrive: </text:span><text:span text:style-name="T38">85</text:span></text:p>
      <text:p text:style-name="P61">Character Arm-Space: 50</text:p>
      <text:p text:style-name="P189"><text:span text:style-name="T6">Trim: 2</text:span><text:span text:style-name="T37">3</text:span><text:span text:style-name="T34"> </text:span><text:span text:style-name="T6">total frames</text:span></text:p>
      <text:p text:style-name="P132"><text:soft-page-break/>Mirror: false</text:p>
      <text:p text:style-name="P133">In Place: true</text:p>
      <text:p text:style-name="P133"/>
      <text:p text:style-name="P113">Rough BPM: 165</text:p>
      <text:p text:style-name="P146"/>
      <text:h text:style-name="Heading_20_2" text:outline-level="2">Sword &amp; Shield Strafe Left</text:h>
      <text:p text:style-name="P158"/>
      <text:p text:style-name="P190"><text:span text:style-name="T59">Original Name:</text:span><text:span text:style-name="T4"> </text:span><text:span text:style-name="T36">Sword &amp; Shield S</text:span><text:span text:style-name="T39">trafe</text:span></text:p>
      <text:p text:style-name="P88">https://www.mixamo.com/#/?page=1&amp;query=sword+%26+shield</text:p>
      <text:p text:style-name="P88"/>
      <text:p text:style-name="P31">Values:</text:p>
      <text:p text:style-name="P190"><text:span text:style-name="T6">Overdrive: </text:span><text:span text:style-name="T38">9</text:span><text:span text:style-name="T39">0</text:span></text:p>
      <text:p text:style-name="P62">Character Arm-Space: 50</text:p>
      <text:p text:style-name="P190"><text:span text:style-name="T6">Trim: 2</text:span><text:span text:style-name="T37">3</text:span><text:span text:style-name="T34"> </text:span><text:span text:style-name="T6">total frames</text:span></text:p>
      <text:p text:style-name="P133">Mirror: false</text:p>
      <text:p text:style-name="P133">In Place: true</text:p>
      <text:p text:style-name="P133"/>
      <text:p text:style-name="P113">Rough BPM: 165</text:p>
      <text:p text:style-name="P133"/>
      <text:h text:style-name="P242" text:outline-level="2">Sword &amp; Shield Strafe <text:span text:style-name="T71">R</text:span><text:span text:style-name="T82">ight</text:span></text:h>
      <text:p text:style-name="P159"/>
      <text:p text:style-name="P191"><text:span text:style-name="T59">Original Name:</text:span><text:span text:style-name="T4"> </text:span><text:span text:style-name="T36">Sword &amp; Shield S</text:span><text:span text:style-name="T39">trafe</text:span></text:p>
      <text:p text:style-name="P89">https://www.mixamo.com/#/?page=1&amp;query=sword+%26+shield</text:p>
      <text:p text:style-name="P89"/>
      <text:p text:style-name="P32">Values:</text:p>
      <text:p text:style-name="P191"><text:span text:style-name="T6">Overdrive: </text:span><text:span text:style-name="T38">7</text:span><text:span text:style-name="T40">7</text:span></text:p>
      <text:p text:style-name="P63">Character Arm-Space: 50</text:p>
      <text:p text:style-name="P191"><text:span text:style-name="T6">Trim: 2</text:span><text:span text:style-name="T37">3</text:span><text:span text:style-name="T34"> </text:span><text:span text:style-name="T6">total frames</text:span></text:p>
      <text:p text:style-name="P134">Mirror: false</text:p>
      <text:p text:style-name="P134">In Place: true</text:p>
      <text:p text:style-name="P134"/>
      <text:p text:style-name="P113">Rough BPM: 165</text:p>
      <text:p text:style-name="P113"/>
      <text:h text:style-name="P243" text:outline-level="2">Sword &amp; Shield <text:span text:style-name="T71">I</text:span><text:span text:style-name="T83">dle</text:span></text:h>
      <text:p text:style-name="P160"/>
      <text:p text:style-name="P192"><text:span text:style-name="T59">Original Name:</text:span><text:span text:style-name="T4"> </text:span><text:span text:style-name="T36">Sword &amp; Shield I</text:span><text:span text:style-name="T41">dle</text:span></text:p>
      <text:p text:style-name="P90">https://www.mixamo.com/#/?page=1&amp;query=sword+%26+shield</text:p>
      <text:p text:style-name="P90"/>
      <text:p text:style-name="P33">Values:</text:p>
      <text:p text:style-name="P192"><text:soft-page-break/><text:span text:style-name="T6">Overdrive: </text:span><text:span text:style-name="T38">5</text:span><text:span text:style-name="T41">0</text:span></text:p>
      <text:p text:style-name="P64">Character Arm-Space: 50</text:p>
      <text:p text:style-name="P192"><text:span text:style-name="T6">Trim: 7</text:span><text:span text:style-name="T41">7</text:span><text:span text:style-name="T34"> </text:span><text:span text:style-name="T6">total frames</text:span></text:p>
      <text:p text:style-name="P135">Mirror: false</text:p>
      <text:p text:style-name="P135"/>
      <text:h text:style-name="P244" text:outline-level="2">Sword &amp; Shield <text:span text:style-name="T102">Crouch </text:span><text:span text:style-name="T71">I</text:span><text:span text:style-name="T83">dle</text:span></text:h>
      <text:p text:style-name="P161"/>
      <text:p text:style-name="P193"><text:span text:style-name="T59">Original Name:</text:span><text:span text:style-name="T4"> </text:span><text:span text:style-name="T36">Sword &amp; Shield </text:span><text:span text:style-name="T42">Crouch </text:span><text:span text:style-name="T36">I</text:span><text:span text:style-name="T41">dle</text:span></text:p>
      <text:p text:style-name="P91">https://www.mixamo.com/#/?page=1&amp;query=sword+%26+shield</text:p>
      <text:p text:style-name="P91"/>
      <text:p text:style-name="P34">Values:</text:p>
      <text:p text:style-name="P193"><text:span text:style-name="T6">Overdrive: </text:span><text:span text:style-name="T38">5</text:span><text:span text:style-name="T41">0</text:span></text:p>
      <text:p text:style-name="P65">Character Arm-Space: 50</text:p>
      <text:p text:style-name="P193"><text:span text:style-name="T6">Trim: 7</text:span><text:span text:style-name="T41">4</text:span><text:span text:style-name="T34"> </text:span><text:span text:style-name="T6">total frames</text:span></text:p>
      <text:p text:style-name="P136">Mirror: false</text:p>
      <text:p text:style-name="P114"/>
      <text:h text:style-name="Heading_20_1" text:outline-level="1">Flinch</text:h>
      <text:p text:style-name="P162"/>
      <text:h text:style-name="Heading_20_2" text:outline-level="2">Flinch1</text:h>
      <text:p text:style-name="Text_20_body"/>
      <text:p text:style-name="P194"><text:span text:style-name="T59">Original Name:</text:span><text:span text:style-name="T4"> </text:span><text:span text:style-name="T36">Z</text:span><text:span text:style-name="T43">ombie Reaction Hit</text:span></text:p>
      <text:p text:style-name="P92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92"/>
      <text:p text:style-name="P35">Values:</text:p>
      <text:p text:style-name="P194"><text:span text:style-name="T6">Overdrive: </text:span><text:span text:style-name="T38">5</text:span><text:span text:style-name="T41">0</text:span></text:p>
      <text:p text:style-name="P66">Character Arm-Space: 50</text:p>
      <text:p text:style-name="P194"><text:span text:style-name="T6">Trim: 6</text:span><text:span text:style-name="T44">1</text:span><text:span text:style-name="T34"> </text:span><text:span text:style-name="T6">total frames</text:span></text:p>
      <text:p text:style-name="P137">Mirror: false</text:p>
      <text:p text:style-name="P137"/>
      <text:h text:style-name="P245" text:outline-level="2">Flinch<text:span text:style-name="T71">2</text:span></text:h>
      <text:p text:style-name="P220"/>
      <text:p text:style-name="P195"><text:span text:style-name="T59">Original Name:</text:span><text:span text:style-name="T4"> </text:span><text:span text:style-name="T36">R</text:span><text:span text:style-name="T45">eaction</text:span></text:p>
      <text:p text:style-name="P93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93"/>
      <text:p text:style-name="P36"><text:soft-page-break/>Values:</text:p>
      <text:p text:style-name="Standard">Target height: 50</text:p>
      <text:p text:style-name="P196">Hit intensity: 0</text:p>
      <text:p text:style-name="P195"><text:span text:style-name="T6">Overdrive: </text:span><text:span text:style-name="T38">5</text:span><text:span text:style-name="T41">0</text:span></text:p>
      <text:p text:style-name="P67">Character Arm-Space: 50</text:p>
      <text:p text:style-name="P195"><text:span text:style-name="T6">Trim: 3</text:span><text:span text:style-name="T46">5</text:span><text:span text:style-name="T34"> </text:span><text:span text:style-name="T6">total frames</text:span></text:p>
      <text:p text:style-name="P138">Mirror: false</text:p>
      <text:p text:style-name="P138"/>
      <text:h text:style-name="P246" text:outline-level="2">Flinch<text:span text:style-name="T71">3</text:span></text:h>
      <text:p text:style-name="P221"/>
      <text:p text:style-name="P197"><text:span text:style-name="T59">Original Name:</text:span><text:span text:style-name="T4"> </text:span><text:span text:style-name="T36">H</text:span><text:span text:style-name="T47">it Reaction</text:span></text:p>
      <text:p text:style-name="P94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94"/>
      <text:p text:style-name="P37">Values:</text:p>
      <text:p text:style-name="P197"><text:span text:style-name="T6">D</text:span><text:span text:style-name="T47">irection:</text:span> 50</text:p>
      <text:p text:style-name="P163">H<text:span text:style-name="T103">it Amount: 0</text:span></text:p>
      <text:p text:style-name="P197"><text:span text:style-name="T6">Overdrive: </text:span><text:span text:style-name="T38">5</text:span><text:span text:style-name="T41">0</text:span></text:p>
      <text:p text:style-name="P68">Character Arm-Space: 50</text:p>
      <text:p text:style-name="P197"><text:span text:style-name="T6">Trim: 5</text:span><text:span text:style-name="T47">2</text:span><text:span text:style-name="T34"> </text:span><text:span text:style-name="T6">total frames</text:span></text:p>
      <text:p text:style-name="P139">Mirror: false</text:p>
      <text:p text:style-name="P139"/>
      <text:h text:style-name="Heading_20_1" text:outline-level="1">Stagger:</text:h>
      <text:p text:style-name="Text_20_body"/>
      <text:h text:style-name="P229" text:outline-level="2">Stagger 1</text:h>
      <text:p text:style-name="P217"/>
      <text:p text:style-name="P198"><text:span text:style-name="T59">Original Name:</text:span><text:span text:style-name="T4"> </text:span><text:span text:style-name="T36">H</text:span><text:span text:style-name="T51">it On Body</text:span></text:p>
      <text:p text:style-name="P95"><text:a xlink:type="simple" xlink:href="https://www.mixamo.com/#/?page=1&amp;query=hit" text:style-name="Internet_20_link" text:visited-style-name="Visited_20_Internet_20_Link">https://www.mixamo.com/#/?page=1&amp;query=hit</text:a></text:p>
      <text:p text:style-name="P95"/>
      <text:p text:style-name="P38">Values:</text:p>
      <text:p text:style-name="P198"><text:span text:style-name="T6">Overdrive: </text:span><text:span text:style-name="T38">5</text:span><text:span text:style-name="T41">0</text:span></text:p>
      <text:p text:style-name="P69">Character Arm-Space: 50</text:p>
      <text:p text:style-name="P198"><text:span text:style-name="T6">Trim: 3</text:span><text:span text:style-name="T51">6</text:span><text:span text:style-name="T48"> </text:span><text:span text:style-name="T6">total frames</text:span></text:p>
      <text:p text:style-name="P140">Mirror: false</text:p>
      <text:p text:style-name="P140"/>
      <text:h text:style-name="P230" text:outline-level="2"><text:soft-page-break/>Stagger 2</text:h>
      <text:p text:style-name="P218"/>
      <text:p text:style-name="P199"><text:span text:style-name="T59">Original Name:</text:span><text:span text:style-name="T4"> </text:span><text:span text:style-name="T36">H</text:span><text:span text:style-name="T51">ead Hit</text:span></text:p>
      <text:p text:style-name="P96"><text:a xlink:type="simple" xlink:href="https://www.mixamo.com/#/?page=1&amp;query=hit" text:style-name="Internet_20_link" text:visited-style-name="Visited_20_Internet_20_Link">https://www.mixamo.com/#/?page=1&amp;query=hit</text:a></text:p>
      <text:p text:style-name="P96"/>
      <text:p text:style-name="P39">Values:</text:p>
      <text:p text:style-name="P199"><text:span text:style-name="T6">Overdrive: </text:span><text:span text:style-name="T38">5</text:span><text:span text:style-name="T41">0</text:span></text:p>
      <text:p text:style-name="P70">Character Arm-Space: 50</text:p>
      <text:p text:style-name="P199"><text:span text:style-name="T6">Trim: 4</text:span><text:span text:style-name="T51">7</text:span><text:span text:style-name="T48"> </text:span><text:span text:style-name="T6">total frames</text:span></text:p>
      <text:p text:style-name="P141">Mirror: false</text:p>
      <text:p text:style-name="P141"/>
      <text:h text:style-name="P231" text:outline-level="2">Stagger 3</text:h>
      <text:p text:style-name="P219"/>
      <text:p text:style-name="P200"><text:span text:style-name="T59">Original Name:</text:span><text:span text:style-name="T4"> </text:span><text:span text:style-name="T36">H</text:span><text:span text:style-name="T49">e</text:span><text:span text:style-name="T50">ad Hit</text:span></text:p>
      <text:p text:style-name="P97"><text:a xlink:type="simple" xlink:href="https://www.mixamo.com/#/?page=1&amp;query=hit" text:style-name="Internet_20_link" text:visited-style-name="Visited_20_Internet_20_Link">https://www.mixamo.com/#/?page=1&amp;query=hit</text:a></text:p>
      <text:p text:style-name="P97"/>
      <text:p text:style-name="P40">Values:</text:p>
      <text:p text:style-name="P200"><text:span text:style-name="T6">Overdrive: </text:span><text:span text:style-name="T38">5</text:span><text:span text:style-name="T41">0</text:span></text:p>
      <text:p text:style-name="P71">Character Arm-Space: 50</text:p>
      <text:p text:style-name="P200"><text:span text:style-name="T6">Trim: 3</text:span><text:span text:style-name="T50">8</text:span><text:span text:style-name="T48"> </text:span><text:span text:style-name="T6">total frames</text:span></text:p>
      <text:p text:style-name="P142">Mirror: false</text:p>
      <text:p text:style-name="Title"/>
      <text:h text:style-name="Heading_20_1" text:outline-level="1"><text:span text:style-name="T104">I</text:span>dle</text:h>
      <text:p text:style-name="Text_20_body"/>
      <text:h text:style-name="Heading_20_2" text:outline-level="2">Idle Standing 1</text:h>
      <text:p text:style-name="Text_20_body"/>
      <text:p text:style-name="P201"><text:span text:style-name="T59">Original Name:</text:span><text:span text:style-name="T4"> </text:span><text:span text:style-name="T36">B</text:span><text:span text:style-name="T52">reathing Idle</text:span></text:p>
      <text:p text:style-name="P213"><text:a xlink:type="simple" xlink:href="https://www.mixamo.com/#/?page=1&amp;query=breathing+idle" text:style-name="Internet_20_link" text:visited-style-name="Visited_20_Internet_20_Link">https://www.mixamo.com/#/?page=1&amp;query=breathing+idle</text:a></text:p>
      <text:p text:style-name="P98"/>
      <text:p text:style-name="P41">Values:</text:p>
      <text:p text:style-name="P201"><text:soft-page-break/><text:span text:style-name="T6">B</text:span><text:span text:style-name="T52">ody Type</text:span><text:span text:style-name="T6">: </text:span><text:span text:style-name="T52">0</text:span></text:p>
      <text:p text:style-name="P201"><text:span text:style-name="T52">Sway</text:span><text:span text:style-name="T6">: 1</text:span><text:span text:style-name="T52">0</text:span></text:p>
      <text:p text:style-name="P201"><text:span text:style-name="T52">Breathing</text:span><text:span text:style-name="T6">: </text:span><text:span text:style-name="T52">40</text:span></text:p>
      <text:p text:style-name="P201"><text:span text:style-name="T52">Overdrive</text:span><text:span text:style-name="T6">: </text:span><text:span text:style-name="T52">30</text:span></text:p>
      <text:p text:style-name="P201"><text:span text:style-name="T52">Character Arm Spece</text:span><text:span text:style-name="T6">: </text:span><text:span text:style-name="T52">50</text:span></text:p>
      <text:p text:style-name="P201"><text:span text:style-name="T6">Trim: 2</text:span><text:span text:style-name="T52">32</text:span><text:span text:style-name="T48"> </text:span><text:span text:style-name="T6">total frames</text:span></text:p>
      <text:p text:style-name="P143">Mirror: false</text:p>
      <text:p text:style-name="P143"/>
      <text:h text:style-name="Heading_20_2" text:outline-level="2">Idle Walking 1</text:h>
      <text:h text:style-name="Heading_20_2" text:outline-level="2"/>
      <text:p text:style-name="P202"><text:span text:style-name="T59">Original Name:</text:span><text:span text:style-name="T4"> </text:span><text:span text:style-name="T36">B</text:span><text:span text:style-name="T52">reathing Idle</text:span></text:p>
      <text:p text:style-name="P214"><text:a xlink:type="simple" xlink:href="https://www.mixamo.com/#/?page=1&amp;query=walking" text:style-name="Internet_20_link" text:visited-style-name="Visited_20_Internet_20_Link">https://www.mixamo.com/#/?page=1&amp;query=walking</text:a></text:p>
      <text:p text:style-name="P99"/>
      <text:p text:style-name="P251">Values:</text:p>
      <text:p text:style-name="P202"><text:span text:style-name="T52">Overdrive</text:span><text:span text:style-name="T6">: </text:span><text:span text:style-name="T52">5</text:span><text:span text:style-name="T53">0</text:span></text:p>
      <text:p text:style-name="P202"><text:span text:style-name="T52">Character Arm Space</text:span><text:span text:style-name="T6">: </text:span><text:span text:style-name="T52">50</text:span></text:p>
      <text:p text:style-name="P202"><text:span text:style-name="T6">Trim: 3</text:span><text:span text:style-name="T53">2</text:span><text:span text:style-name="T48"> </text:span><text:span text:style-name="T6">total frames</text:span></text:p>
      <text:p text:style-name="P202"><text:span text:style-name="T6">I</text:span><text:span text:style-name="T53">n Place</text:span><text:span text:style-name="T6">: t</text:span><text:span text:style-name="T53">rue</text:span></text:p>
      <text:p text:style-name="P254">Mirror: false</text:p>
      <text:p text:style-name="P254"/>
      <text:p text:style-name="P254"/>
      <text:h text:style-name="Heading_20_1" text:outline-level="1">Jump Over Obstacles:</text:h>
      <text:p text:style-name="Text_20_body"/>
      <text:h text:style-name="P247" text:outline-level="2"><text:span text:style-name="T71">J</text:span><text:span text:style-name="T85">ump Down Small Ledge</text:span></text:h>
      <text:p text:style-name="P259"><text:span text:style-name="T59">Original Name:</text:span><text:span text:style-name="T4"> </text:span><text:span text:style-name="T36">J</text:span><text:span text:style-name="T55">umping</text:span></text:p>
      <text:p text:style-name="P263"><text:a xlink:type="simple" xlink:href="https://www.mixamo.com/#/?page=1&amp;query=jumping+down" text:style-name="Internet_20_link" text:visited-style-name="Visited_20_Internet_20_Link">https://www.mixamo.com/#/?page=1&amp;query=jumping+down</text:a></text:p>
      <text:p text:style-name="P252">Values:</text:p>
      <text:p text:style-name="P259"><text:span text:style-name="T52">J</text:span><text:span text:style-name="T54">ump Length</text:span><text:span text:style-name="T6">: </text:span><text:span text:style-name="T52">5</text:span><text:span text:style-name="T53">0</text:span></text:p>
      <text:p text:style-name="P259"><text:span text:style-name="T52">O</text:span><text:span text:style-name="T54">verdrive</text:span><text:span text:style-name="T6">: </text:span><text:span text:style-name="T52">50</text:span></text:p>
      <text:p text:style-name="P259"><text:span text:style-name="T52">Character Arm Space</text:span><text:span text:style-name="T6">: </text:span><text:span text:style-name="T52">50</text:span></text:p>
      <text:p text:style-name="P259"><text:span text:style-name="T6">Trim: 7</text:span><text:span text:style-name="T54">3</text:span><text:span text:style-name="T48"> </text:span><text:span text:style-name="T6">total frames</text:span></text:p>
      <text:p text:style-name="P255">Mirror: false</text:p>
      <text:p text:style-name="P255"/>
      <text:h text:style-name="P248" text:outline-level="2"><text:soft-page-break/><text:span text:style-name="T71">J</text:span><text:span text:style-name="T85">ump Down B</text:span><text:span text:style-name="T86">ig </text:span><text:span text:style-name="T85">Ledge</text:span></text:h>
      <text:p text:style-name="P260"><text:span text:style-name="T59">Original Name:</text:span><text:span text:style-name="T4"> </text:span><text:span text:style-name="T36">J</text:span><text:span text:style-name="T55">umping</text:span></text:p>
      <text:p text:style-name="P264"><text:a xlink:type="simple" xlink:href="https://www.mixamo.com/#/?page=1&amp;query=jumping+down" text:style-name="Internet_20_link" text:visited-style-name="Visited_20_Internet_20_Link">https://www.mixamo.com/#/?page=1&amp;query=jumping+down</text:a></text:p>
      <text:p text:style-name="P253">Values:</text:p>
      <text:p text:style-name="P260"><text:span text:style-name="T54">Length</text:span><text:span text:style-name="T6">: </text:span><text:span text:style-name="T52">5</text:span><text:span text:style-name="T53">0</text:span></text:p>
      <text:p text:style-name="P260"><text:span text:style-name="T52">O</text:span><text:span text:style-name="T54">verdrive</text:span><text:span text:style-name="T6">: </text:span><text:span text:style-name="T52">50</text:span></text:p>
      <text:p text:style-name="P260"><text:span text:style-name="T52">Character Arm Space</text:span><text:span text:style-name="T6">: </text:span><text:span text:style-name="T52">50</text:span></text:p>
      <text:p text:style-name="P260"><text:span text:style-name="T6">Trim: 8</text:span><text:span text:style-name="T55">0</text:span><text:span text:style-name="T48"> </text:span><text:span text:style-name="T6">total frames</text:span></text:p>
      <text:p text:style-name="P256">Mirror: false</text:p>
      <text:p text:style-name="P256"/>
      <text:h text:style-name="P249" text:outline-level="2"><text:span text:style-name="T71">J</text:span><text:span text:style-name="T85">ump H</text:span><text:span text:style-name="T87">orizontal Run</text:span></text:h>
      <text:p text:style-name="P261"><text:span text:style-name="T59">Original Name:</text:span><text:span text:style-name="T4"> </text:span><text:span text:style-name="T36">R</text:span><text:span text:style-name="T56">unning Jump</text:span></text:p>
      <text:p text:style-name="P265"><text:a xlink:type="simple" xlink:href="https://www.mixamo.com/#/?page=1&amp;query=jump" text:style-name="Internet_20_link" text:visited-style-name="Visited_20_Internet_20_Link">https://www.mixamo.com/#/?page=1&amp;query=jump</text:a></text:p>
      <text:p text:style-name="P261"><text:span text:style-name="T60">Values:</text:span></text:p>
      <text:p text:style-name="P261"><text:span text:style-name="T52">O</text:span><text:span text:style-name="T54">verdrive</text:span><text:span text:style-name="T6">: </text:span><text:span text:style-name="T52">50</text:span></text:p>
      <text:p text:style-name="P261"><text:span text:style-name="T52">Character Arm Space</text:span><text:span text:style-name="T6">: </text:span><text:span text:style-name="T52">50</text:span></text:p>
      <text:p text:style-name="P261"><text:span text:style-name="T6">Trim: 2</text:span><text:span text:style-name="T56">8</text:span><text:span text:style-name="T48"> </text:span><text:span text:style-name="T6">total frames</text:span></text:p>
      <text:p text:style-name="P257">Mirror: false</text:p>
      <text:p text:style-name="P257"/>
      <text:h text:style-name="P250" text:outline-level="2"><text:span text:style-name="T71">J</text:span><text:span text:style-name="T85">ump O</text:span><text:span text:style-name="T88">ver Small Obstacle</text:span></text:h>
      <text:p text:style-name="P262"><text:span text:style-name="T59">Original Name:</text:span><text:span text:style-name="T4"> </text:span><text:span text:style-name="T57">Jumping</text:span></text:p>
      <text:p text:style-name="P266"><text:a xlink:type="simple" xlink:href="https://www.mixamo.com/#/?page=1&amp;query=jumping" text:style-name="Internet_20_link" text:visited-style-name="Visited_20_Internet_20_Link">https://www.mixamo.com/#/?page=1&amp;query=jumping</text:a></text:p>
      <text:p text:style-name="P262"><text:span text:style-name="T60">Values:</text:span></text:p>
      <text:p text:style-name="P262"><text:span text:style-name="T52">O</text:span><text:span text:style-name="T54">verdrive</text:span><text:span text:style-name="T6">: </text:span><text:span text:style-name="T52">50</text:span></text:p>
      <text:p text:style-name="P262"><text:span text:style-name="T52">Character Arm Space</text:span><text:span text:style-name="T6">: </text:span><text:span text:style-name="T52">50</text:span></text:p>
      <text:p text:style-name="P262"><text:span text:style-name="T6">Trim: 3</text:span><text:span text:style-name="T58">6</text:span><text:span text:style-name="T48"> </text:span><text:span text:style-name="T6">total frames</text:span></text:p>
      <text:p text:style-name="P258">Mirror: false</text:p>
      <text:p text:style-name="P165"/>
      <text:p text:style-name="P165"/>
      <text:p text:style-name="P143"/>
      <text:p text:style-name="P164"/>
      <text:p text:style-name="P164"/>
      <text:p text:style-name="P115"/>
      <text:h text:style-name="Heading_20_2" text:outline-level="2"><text:soft-page-break/></text:h>
      <text:h text:style-name="P233" text:outline-level="2"/>
      <text:p text:style-name="P106"/>
      <text:p text:style-name="P203"/>
      <text:p text:style-name="P100"/>
      <text:p text:style-name="P100"/>
      <text:p text:style-name="P42"/>
      <text:p text:style-name="P4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0-26T17:37:19.588000000</dc:date>
    <meta:editing-duration>PT6H35M11S</meta:editing-duration>
    <meta:editing-cycles>79</meta:editing-cycles>
    <meta:document-statistic meta:table-count="0" meta:image-count="0" meta:object-count="0" meta:page-count="21" meta:paragraph-count="477" meta:word-count="1455" meta:character-count="10985" meta:non-whitespace-character-count="10002"/>
  </office:meta>
</office:document-meta>
</file>